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625in" table:align="left"/>
    </style:style>
    <style:style style:name="Table1.A" style:family="table-column">
      <style:table-column-properties style:column-width="0.2465in"/>
    </style:style>
    <style:style style:name="Table1.B" style:family="table-column">
      <style:table-column-properties style:column-width="3.3785in"/>
    </style:style>
    <style:style style:name="Table1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2" style:family="table">
      <style:table-properties style:width="3.5889in" table:align="left"/>
    </style:style>
    <style:style style:name="Table2.A" style:family="table-column">
      <style:table-column-properties style:column-width="0.2465in"/>
    </style:style>
    <style:style style:name="Table2.B" style:family="table-column">
      <style:table-column-properties style:column-width="3.3424in"/>
    </style:style>
    <style:style style:name="Table2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2.B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1b1d6b" officeooo:paragraph-rsid="001b1d6b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style:line-height-at-least="0.2811in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ff0000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14" style:family="paragraph" style:parent-style-name="Heading_20_1">
      <style:paragraph-properties fo:text-align="justify" style:justify-single-word="false"/>
      <style:text-properties fo:font-variant="normal" fo:text-transform="none" fo:color="#000000" style:font-name="Open Sans" fo:font-size="16pt" fo:letter-spacing="normal" fo:font-style="normal" fo:font-weight="normal" officeooo:rsid="001b1d6b" officeooo:paragraph-rsid="001b1d6b" style:font-size-asian="16pt" style:font-size-complex="16pt"/>
    </style:style>
    <style:style style:name="P15" style:family="paragraph" style:parent-style-name="Heading_20_2">
      <style:paragraph-properties fo:text-align="justify" style:justify-single-word="false"/>
      <style:text-properties fo:font-variant="normal" fo:text-transform="none" fo:color="#000000" style:font-name="Open Sans" fo:letter-spacing="normal" fo:font-style="normal" officeooo:rsid="001b1d6b" officeooo:paragraph-rsid="001b1d6b"/>
    </style:style>
    <style:style style:name="P16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P17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padding="0in" fo:border="none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background-color="#3a3c3d" fo:padding="0in" fo:border="none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inherit" fo:padding="0in" fo:border="none"/>
    </style:style>
    <style:style style:name="T1" style:family="text">
      <style:text-properties style:font-name="Open Sans" fo:font-style="normal"/>
    </style:style>
    <style:style style:name="T2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44444" style:font-name="Open Sans" fo:font-size="12pt" fo:letter-spacing="normal" fo:font-style="normal" fo:font-weight="bold" fo:padding="0in" fo:border="none"/>
    </style:style>
    <style:style style:name="T4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5" style:family="text">
      <style:text-properties fo:font-variant="normal" fo:text-transform="none" fo:color="#444444" style:font-name="Consolas" fo:font-size="12pt" fo:letter-spacing="normal" fo:font-style="normal" fo:font-weight="normal" fo:padding="0.0193in" fo:border="0.06pt solid #cccccc"/>
    </style:style>
    <style:style style:name="T6" style:family="text">
      <style:text-properties fo:font-variant="normal" fo:text-transform="none" fo:color="#444444" fo:letter-spacing="normal" fo:padding="0.0193in" fo:border="0.06pt solid #cccccc"/>
    </style:style>
    <style:style style:name="T7" style:family="text">
      <style:text-properties fo:font-variant="normal" fo:text-transform="none" fo:color="#444444" fo:letter-spacing="normal" fo:background-color="#f2f2f2" loext:char-shading-value="0" fo:padding="0.0193in" fo:border="0.06pt solid #cccccc"/>
    </style:style>
    <style:style style:name="T8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9" style:family="text">
      <style:text-properties fo:font-variant="normal" fo:text-transform="none" fo:color="#0098d3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13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14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Open Sans" fo:font-size="12pt" fo:letter-spacing="normal" fo:font-style="normal" fo:font-weight="bold" fo:padding="0in" fo:border="none"/>
    </style:style>
    <style:style style:name="T16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17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18" style:family="text">
      <style:text-properties fo:font-variant="normal" fo:text-transform="none" fo:color="#000000" fo:letter-spacing="normal" fo:padding="0.0193in" fo:border="0.06pt solid #cccccc"/>
    </style:style>
    <style:style style:name="T19" style:family="text">
      <style:text-properties fo:font-variant="normal" fo:text-transform="none" fo:color="#000000" fo:letter-spacing="normal" fo:background-color="#f2f2f2" loext:char-shading-value="0" fo:padding="0.0193in" fo:border="0.06pt solid #cccccc"/>
    </style:style>
    <style:style style:name="T20" style:family="text">
      <style:text-properties fo:font-variant="normal" fo:text-transform="none" fo:color="#0000bb" style:font-name="Consolas" fo:font-size="12pt" fo:letter-spacing="normal" fo:font-style="normal" fo:font-weight="normal" fo:padding="0in" fo:border="none"/>
    </style:style>
    <style:style style:name="T21" style:family="text">
      <style:text-properties fo:font-variant="normal" fo:text-transform="none" fo:color="#0000bb" style:font-name="Consolas" fo:font-size="12pt" fo:letter-spacing="normal" fo:font-style="normal" fo:font-weight="normal" fo:background-color="#f2f2f2" loext:char-shading-value="0" fo:padding="0in" fo:border="none"/>
    </style:style>
    <style:style style:name="T22" style:family="text">
      <style:text-properties fo:font-variant="normal" fo:text-transform="none" fo:color="#ff8000" style:font-name="Consolas" fo:font-size="12pt" fo:letter-spacing="normal" fo:font-style="normal" fo:font-weight="normal" fo:padding="0in" fo:border="none"/>
    </style:style>
    <style:style style:name="T23" style:family="text">
      <style:text-properties fo:font-variant="normal" fo:text-transform="none" fo:color="#007700" style:font-name="Consolas" fo:font-size="12pt" fo:letter-spacing="normal" fo:font-style="normal" fo:font-weight="normal" fo:padding="0in" fo:border="none"/>
    </style:style>
    <style:style style:name="T24" style:family="text">
      <style:text-properties fo:font-variant="normal" fo:text-transform="none" fo:color="#007700" style:font-name="Consolas" fo:font-size="12pt" fo:letter-spacing="normal" fo:font-style="normal" fo:font-weight="normal" fo:background-color="#f2f2f2" loext:char-shading-value="0" fo:padding="0in" fo:border="none"/>
    </style:style>
    <style:style style:name="T25" style:family="text">
      <style:text-properties fo:font-variant="normal" fo:text-transform="none" fo:color="#dd0000" style:font-name="Consolas" fo:font-size="12pt" fo:letter-spacing="normal" fo:font-style="normal" fo:font-weight="normal" fo:padding="0in" fo:border="none"/>
    </style:style>
    <style:style style:name="T26" style:family="text">
      <style:text-properties fo:font-variant="normal" fo:text-transform="none" fo:color="#dd0000" style:font-name="Consolas" fo:font-size="12pt" fo:letter-spacing="normal" fo:font-style="normal" fo:font-weight="normal" fo:background-color="#f2f2f2" loext:char-shading-value="0" fo:padding="0in" fo:border="none"/>
    </style:style>
    <style:style style:name="T27" style:family="text">
      <style:text-properties fo:font-variant="normal" fo:text-transform="none" style:font-name="Open Sans" fo:font-size="12pt" fo:letter-spacing="normal" fo:font-style="normal" fo:font-weight="normal"/>
    </style:style>
    <style:style style:name="T28" style:family="text">
      <style:text-properties fo:font-variant="normal" fo:text-transform="none" style:font-name="Open Sans" fo:font-size="12pt" fo:letter-spacing="normal" fo:font-style="normal" fo:font-weight="bold" fo:padding="0in" fo:border="none"/>
    </style:style>
    <style:style style:name="T29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30" style:family="text">
      <style:text-properties fo:font-variant="normal" fo:text-transform="none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31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2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in" fo:border="none"/>
    </style:style>
    <style:style style:name="T33" style:family="text">
      <style:text-properties fo:font-variant="normal" fo:text-transform="none" style:font-name="Consolas" fo:font-size="12pt" fo:letter-spacing="normal" fo:font-style="normal" fo:font-weight="normal" fo:padding="0.0193in" fo:border="0.06pt solid #cccccc"/>
    </style:style>
    <style:style style:name="T34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35" style:family="text">
      <style:text-properties fo:font-variant="normal" fo:text-transform="none" fo:letter-spacing="normal" fo:padding="0.0193in" fo:border="0.06pt solid #cccccc"/>
    </style:style>
    <style:style style:name="T36" style:family="text">
      <style:text-properties fo:font-variant="normal" fo:text-transform="none" fo:letter-spacing="normal" fo:background-color="#f2f2f2" loext:char-shading-value="0" fo:padding="0.0193in" fo:border="0.06pt solid #cccccc"/>
    </style:style>
    <style:style style:name="T37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38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9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in" fo:border="none"/>
    </style:style>
    <style:style style:name="T40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41" style:family="text">
      <style:text-properties fo:font-variant="normal" fo:text-transform="none" fo:color="#ff0000" style:font-name="Consolas" fo:font-size="12pt" fo:letter-spacing="normal" fo:font-style="normal" fo:font-weight="normal" fo:padding="0.0193in" fo:border="0.06pt solid #cccccc"/>
    </style:style>
    <style:style style:name="T42" style:family="text">
      <style:text-properties fo:font-variant="normal" fo:text-transform="none" fo:color="#ff0000" style:font-name="Consolas" fo:font-size="12pt" fo:letter-spacing="normal" fo:font-style="normal" fo:font-weight="normal" officeooo:rsid="002559aa" fo:padding="0in" fo:border="none"/>
    </style:style>
    <style:style style:name="T43" style:family="text">
      <style:text-properties fo:font-variant="normal" fo:text-transform="none" fo:color="#ff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44" style:family="text">
      <style:text-properties fo:font-weight="bold"/>
    </style:style>
    <style:style style:name="T45" style:family="text">
      <style:text-properties fo:font-style="italic" fo:padding="0in" fo:border="none"/>
    </style:style>
    <style:style style:name="T46" style:family="text">
      <style:text-properties fo:color="#898989"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47" style:family="text">
      <style:text-properties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48" style:family="text">
      <style:text-properties fo:color="#d14242" fo:font-weight="bold"/>
    </style:style>
    <style:style style:name="T49" style:family="text">
      <style:text-properties fo:color="#006fe0"/>
    </style:style>
    <style:style style:name="T50" style:family="text">
      <style:text-properties fo:color="#dddddd" fo:font-weight="bold"/>
    </style:style>
    <style:style style:name="T51" style:family="text">
      <style:text-properties fo:color="#daa520" fo:font-weight="bold"/>
    </style:style>
    <style:style style:name="T52" style:family="text">
      <style:text-properties fo:color="#cdcdcd" fo:font-weight="bold"/>
    </style:style>
    <style:style style:name="T53" style:family="text">
      <style:text-properties fo:color="#f7adf7" fo:font-weight="bold"/>
    </style:style>
    <style:style style:name="T54" style:family="text">
      <style:text-properties fo:color="#92afc1" fo:font-weight="bold"/>
    </style:style>
    <style:style style:name="T55" style:family="text">
      <style:text-properties fo:color="#ff0000"/>
    </style:style>
    <style:style style:name="T56" style:family="text">
      <style:text-properties fo:color="#ff0000" fo:font-style="italic" fo:padding="0in" fo:border="none"/>
    </style:style>
    <style:style style:name="T57" style:family="text">
      <style:text-properties officeooo:rsid="002559a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000000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HP 101 (part 8): Databases and Other Animals – Part 1</text:h>
      <text:p text:style-name="P1"/>
      <text:h text:style-name="P15" text:outline-level="2">Mix and Match</text:h>
      <text:p text:style-name="P3"><text:span text:style-name="T55">One of the most compelling things PHP has going for it is its<text:line-break/>support for a variety of database management systems, including MySQL,<text:line-break/>PostgreSQL, Oracle and Microsoft Access. </text:span>By virtue of this support, PHP<text:line-break/>developers can create sophisticated data-driven Web applications at a<text:line-break/>fraction of the time and cost required by competing alternatives. <text:span text:style-name="T55">And<text:line-break/>nowhere is this more clear than in PHP’s longtime support of MySQL, the<text:line-break/>very fast, very reliable and very feature-rich open-source RDBMS.</text:span></text:p>
      <text:p text:style-name="P3">By using PHP and MySQL together, developers can benefit from huge<text:line-break/>savings on the licensing costs of commercial alternatives, and also<text:line-break/>leverage off the tremendous amount of thought PHP and MySQL developers<text:line-break/>have put into making sure that the two packages work together<text:line-break/>seamlessly and smoothly. And since both PHP and MySQL are open-source<text:line-break/>projects, when you use the two of them together you know<text:line-break/>you’re getting the most up-to-date technology available. And that’s<text:line-break/>always a good thought to go to bed with.</text:p>
      <text:p text:style-name="P3">OK. Enough of the marketing talk. Let’s get down to business.</text:p>
      <text:p text:style-name="P7"><text:span text:style-name="T14">In this issue of PHP 101, </text:span><text:span text:style-name="T37">I’m going to show you how to use PHP to<text:line-break/>extract data from a database, and use that data to dynamically build a<text:line-break/>Web page.</text:span><text:span text:style-name="T14"> In order to try out the examples in this tutorial, you’ll<text:line-break/>need a working </text:span><text:span text:style-name="T37">MySQL</text:span><text:span text:style-name="T14"> installation, which you can obtain from the MySQL<text:line-break/>Web site at </text:span><text:a xlink:type="simple" xlink:href="http://www.mysql.com/" office:target-frame-name="_blank" xlink:show="new"><text:span text:style-name="T16">http://www.mysql.com/</text:span></text:a><text:span text:style-name="T14">.<text:line-break/>If you have some knowledge of SQL<text:line-break/>(Structured Query Language, the language used to interact with a<text:line-break/></text:span><text:soft-page-break/><text:span text:style-name="T14">database server) you’ll find it helpful, but it’s not essential.</text:span></text:p>
      <text:p text:style-name="P13"><text:bookmark text:name="Heading2"/></text:p>
      <text:h text:style-name="P16" text:outline-level="2">Building Blocks</text:h>
      <text:p text:style-name="P9"><text:span text:style-name="T37">In order to use MySQL and PHP together, your PHP build must include<text:line-break/>support for MySQL. On UNIX, this is accomplished by adding the<text:line-break/></text:span><text:span text:style-name="Source_20_Text"><text:span text:style-name="T38">--with-mysql</text:span></text:span><text:span text:style-name="T37"> option to the </text:span><text:span text:style-name="Source_20_Text"><text:span text:style-name="T38">configure</text:span></text:span><text:span text:style-name="T37"> script<text:line-break/>when building PHP on UNIX, and pointing PHP to the MySQL client<text:line-break/>libraries. </text:span><text:span text:style-name="T14">On Windows, the MySQL client libraries are built in to<text:line-break/>PHP 4 and activated by default. In PHP 5, pre-built .dll files<text:line-break/>are included with the Windows distribution. Read more about this at</text:span></text:p>
      <text:p text:style-name="P7"><text:a xlink:type="simple" xlink:href="http://www.php.net/manual/en/ref.mysql.php" office:target-frame-name="_blank" xlink:show="new"><text:span text:style-name="T16">http://www.php.net/manual/en/ref.mysql.php</text:span></text:a><text:span text:style-name="T14">.</text:span></text:p>
      <text:p text:style-name="P9"><text:span text:style-name="T14">Unix users should note that PHP 4 ships with a set of MySQL<text:line-break/>client libraries, which are activated by default; however, PHP<text:line-break/>5 no longer bundles these libraries due to licensing issues, so you<text:line-break/>need to obtain, install and activate them yourself. They’re included<text:line-break/>with the MySQL distribution, and are installed automatically when you<text:line-break/>install MySQL. To activate the MySQL extension, </text:span><text:span text:style-name="Source_20_Text"><text:span text:style-name="T11">ext/mysql</text:span></text:span><text:span text:style-name="T14">,<text:line-break/>add the </text:span><text:span text:style-name="Source_20_Text"><text:span text:style-name="T11">--with-mysql</text:span></text:span><text:span text:style-name="T14"> option to PHP’s </text:span><text:span text:style-name="Source_20_Text"><text:span text:style-name="T11">configure</text:span></text:span><text:span text:style-name="T14"><text:line-break/>script. For more information on this change, read<text:line-break/></text:span><text:a xlink:type="simple" xlink:href="http://www.php.net/manual/en/faq.databases.php#faq.databases.mysql.php5" office:target-frame-name="_blank" xlink:show="new"><text:span text:style-name="T16">http://www.php.net/manual/en/faq.databases.php#faq.databases.mysql.php5</text:span></text:a><text:span text:style-name="T14">.</text:span></text:p>
      <text:p text:style-name="P9"><text:span text:style-name="T14">And finally (as if all that wasn’t quite confusing enough) PHP 5 also<text:line-break/>comes with a </text:span><text:span text:style-name="T15">new</text:span><text:span text:style-name="T14"> MySQL extension, called </text:span><text:span text:style-name="Source_20_Text"><text:span text:style-name="T11">ext/mysqli</text:span></text:span><text:span text:style-name="T14"><text:line-break/>(MySQL Improved). You can use this new extension to access the new<text:line-break/>features in MySQL 4.1.2 or better, and to gain the benefits of improved<text:line-break/></text:span><text:soft-page-break/><text:span text:style-name="T14">speed and security. To activate this extension on UNIX, add the<text:line-break/></text:span><text:span text:style-name="Source_20_Text"><text:span text:style-name="T11">--with-mysqli</text:span></text:span><text:span text:style-name="T14"> option to PHP’s </text:span><text:span text:style-name="Source_20_Text"><text:span text:style-name="T11">configure</text:span></text:span><text:span text:style-name="T14"> script,<text:line-break/>and point PHP to the </text:span><text:span text:style-name="Source_20_Text"><text:span text:style-name="T11">mysql_config</text:span></text:span><text:span text:style-name="T14"> program that comes with<text:line-break/>MySQL 4.1 and above. For Windows users, a pre-built version of<text:line-break/></text:span><text:span text:style-name="Source_20_Text"><text:span text:style-name="T11">ext/mysqli</text:span></text:span><text:span text:style-name="T14"> is included in the win32 PHP distribution. Read<text:line-break/>more about this at </text:span><text:a xlink:type="simple" xlink:href="http://www.php.net/manual/en/ref.mysqli.php" office:target-frame-name="_blank" xlink:show="new"><text:span text:style-name="T16">http://www.php.net/manual/en/ref.mysqli.php</text:span></text:a><text:span text:style-name="T14">.</text:span></text:p>
      <text:p text:style-name="P3">To figure out which extension you need, use the following rule of thumb:</text:p>
      <text:list xml:id="list3192823133427283869" text:style-name="L1">
        <text:list-item>
          <text:p text:style-name="P10"><text:span text:style-name="T14">If you need the new features in MySQL 4.1.2 or better, or if you’re<text:line-break/>using an older version of MySQL but still want to benefit from the<text:line-break/>speed/security improvements in the new extension, use </text:span><text:span text:style-name="Source_20_Text"><text:span text:style-name="T11">ext/mysqli</text:span></text:span><text:span text:style-name="T14">.</text:span></text:p>
        </text:list-item>
        <text:list-item>
          <text:p text:style-name="P10"><text:span text:style-name="T37">If you don’t fall into either of the categories above, or don’t know what I’m<text:line-break/>talking about, use regular </text:span><text:span text:style-name="Source_20_Text"><text:span text:style-name="T38">ext/mysql</text:span></text:span><text:span text:style-name="T37">.</text:span></text:p>
        </text:list-item>
      </text:list>
      <text:p text:style-name="P9"><text:span text:style-name="T14">In case you were wondering, this tutorial covers both </text:span><text:span text:style-name="Source_20_Text"><text:span text:style-name="T11">ext/mysql</text:span></text:span></text:p>
      <text:p text:style-name="P9"><text:span text:style-name="T14">and </text:span><text:span text:style-name="Source_20_Text"><text:span text:style-name="T11">ext/mysqli</text:span></text:span><text:span text:style-name="T14">, so you actually get two for the price of<text:line-break/>one. Keep reading, and </text:span><text:span text:style-name="T37">let me introduce you to MySQL.</text:span></text:p>
      <text:p text:style-name="P13"><text:bookmark text:name="Heading3"/></text:p>
      <text:h text:style-name="P16" text:outline-level="2">Animal Magnetism</text:h>
      <text:p text:style-name="P3">Every MySQL database is composed of one or more <text:span text:style-name="T45">tables</text:span>. These<text:line-break/>tables, which structure data into rows and columns, are what lend<text:line-break/>organization to the data.</text:p>
      <text:p text:style-name="P3">Here’s an example of what a typical table looks like:</text:p>
      <text:section text:style-name="Sect1" text:name="crayon-57b9331189945449789057">
        <table:table table:name="Table1" table:style-name="Table1">
          <table:table-column table:style-name="Table1.A"/>
          <table:table-column table:style-name="Table1.B"/>
          <text:soft-page-break/>
          <table:table-row>
            <table:table-cell table:style-name="Table1.A1" office:value-type="string">
              <text:p text:style-name="P18">1</text:p>
              <text:p text:style-name="P19">2</text:p>
              <text:p text:style-name="P18">3</text:p>
              <text:p text:style-name="P19">4</text:p>
              <text:p text:style-name="P18">5</text:p>
              <text:p text:style-name="P19">6</text:p>
              <text:p text:style-name="P18">7</text:p>
              <text:p text:style-name="P19">8</text:p>
              <text:p text:style-name="P18">9</text:p>
              <text:p text:style-name="P19">10</text:p>
            </table:table-cell>
            <table:table-cell table:style-name="Table1.B1" office:value-type="string">
              <text:section text:style-name="Sect1" text:name="crayon-57b9331189945449789057-1">
                <text:p text:style-name="P20"><text:span text:style-name="T44">+----+-----------+----------+</text:span></text:p>
              </text:section>
              <text:section text:style-name="Sect2" text:name="crayon-57b9331189945449789057-2">
                <text:p text:style-name="P20"><text:span text:style-name="T44">|</text:span> <text:span text:style-name="T44">id</text:span> <text:span text:style-name="T44">|</text:span> <text:span text:style-name="T44">country</text:span>   <text:span text:style-name="T44">|</text:span> <text:span text:style-name="T44">animal</text:span>   <text:span text:style-name="T44">|</text:span></text:p>
              </text:section>
              <text:section text:style-name="Sect1" text:name="crayon-57b9331189945449789057-3">
                <text:p text:style-name="P20"><text:span text:style-name="T44">+----+-----------+----------+</text:span></text:p>
              </text:section>
              <text:section text:style-name="Sect2" text:name="crayon-57b9331189945449789057-4">
                <text:p text:style-name="P20"><text:span text:style-name="T44">|</text:span>  <text:span text:style-name="T44">1</text:span> <text:span text:style-name="T44">|</text:span> <text:span text:style-name="T44">America</text:span>   <text:span text:style-name="T44">|</text:span> <text:span text:style-name="T44">eagle</text:span>    <text:span text:style-name="T44">|</text:span></text:p>
              </text:section>
              <text:section text:style-name="Sect1" text:name="crayon-57b9331189945449789057-5">
                <text:p text:style-name="P20"><text:span text:style-name="T44">|</text:span>  <text:span text:style-name="T44">2</text:span> <text:span text:style-name="T44">|</text:span> <text:span text:style-name="T44">China</text:span>     <text:span text:style-name="T44">|</text:span> <text:span text:style-name="T44">dragon</text:span>   <text:span text:style-name="T44">|</text:span></text:p>
              </text:section>
              <text:section text:style-name="Sect2" text:name="crayon-57b9331189945449789057-6">
                <text:p text:style-name="P20"><text:span text:style-name="T44">|</text:span>  <text:span text:style-name="T44">3</text:span> <text:span text:style-name="T44">|</text:span> <text:span text:style-name="T44">England</text:span>   <text:span text:style-name="T44">|</text:span> <text:span text:style-name="T44">lion</text:span>     <text:span text:style-name="T44">|</text:span></text:p>
              </text:section>
              <text:section text:style-name="Sect1" text:name="crayon-57b9331189945449789057-7">
                <text:p text:style-name="P20"><text:span text:style-name="T44">|</text:span>  <text:span text:style-name="T44">4</text:span> <text:span text:style-name="T44">|</text:span> <text:span text:style-name="T44">India</text:span>     <text:span text:style-name="T44">|</text:span> <text:span text:style-name="T44">tiger</text:span>    <text:span text:style-name="T44">|</text:span></text:p>
              </text:section>
              <text:section text:style-name="Sect2" text:name="crayon-57b9331189945449789057-8">
                <text:p text:style-name="P20"><text:span text:style-name="T44">|</text:span>  <text:span text:style-name="T44">5</text:span> <text:span text:style-name="T44">|</text:span> <text:span text:style-name="T44">Australia</text:span> <text:span text:style-name="T44">|</text:span> <text:span text:style-name="T44">kangaroo</text:span> <text:span text:style-name="T44">|</text:span></text:p>
              </text:section>
              <text:section text:style-name="Sect1" text:name="crayon-57b9331189945449789057-9">
                <text:p text:style-name="P20"><text:span text:style-name="T44">|</text:span>  <text:span text:style-name="T44">6</text:span> <text:span text:style-name="T44">|</text:span> <text:span text:style-name="T44">Norway</text:span>    <text:span text:style-name="T44">|</text:span> <text:span text:style-name="T44">elk</text:span>      <text:span text:style-name="T44">|</text:span></text:p>
              </text:section>
              <text:section text:style-name="Sect2" text:name="crayon-57b9331189945449789057-10">
                <text:p text:style-name="P20"><text:span text:style-name="T44">+----+-----------+----------+</text:span></text:p>
              </text:section>
            </table:table-cell>
          </table:table-row>
        </table:table>
      </text:section>
      <text:p text:style-name="P3">As you can see, a table divides data into rows, with a new<text:span text:style-name="T55"> entry (or</text:span></text:p>
      <text:p text:style-name="P3"><text:span text:style-name="T56">record</text:span><text:span text:style-name="T55">) </text:span>on every <text:span text:style-name="T55">row</text:span>. The data in each row is further broken<text:line-break/>down into <text:span text:style-name="T55">cells (or </text:span><text:span text:style-name="T56">fields</text:span><text:span text:style-name="T55">)</text:span>, each of which contains a value for<text:line-break/>a particular attribute of the data. For example, if you consider the<text:line-break/>record for the country “India”, you’ll see that the record is clearly<text:line-break/>divided into separate fields for record number, country name and<text:line-break/>national animal.</text:p>
      <text:p text:style-name="P3">The rows within a table are not arranged in any particular order –<text:line-break/>they can be sorted alphabetically, by number, by name, or by any<text:line-break/>other criteria you choose to specify. It is therefore necessary to have<text:line-break/>some method of identifying a specific record in a table. In the example<text:line-break/>above,<text:span text:style-name="T55"> each record is identified by a unique number; this unique field<text:line-break/>is referred to as the </text:span><text:span text:style-name="T56">primary key</text:span><text:span text:style-name="T55"> for that table.</text:span></text:p>
      <text:p text:style-name="P3">You use the Structured Query Language, SQL, to interact with the MySQL<text:line-break/>server and tell it to create a table, mark a field as primary, insert<text:line-break/>records, edit records, retrieve records… basically, anything that<text:line-break/>involves manipulating the data or the database. To see how this works,<text:line-break/>examine the following SQL, which creates the table above:</text:p>
      <text:p text:style-name="P9"><text:span text:style-name="Source_20_Text"><text:span text:style-name="T10"><text:line-break/>CREATE DATABASE testdb;</text:span></text:span></text:p>
      <text:p text:style-name="P9"><text:span text:style-name="Source_20_Text"><text:span text:style-name="T12">CREATE TABLE </text:span></text:span><text:span text:style-name="Source_20_Text"><text:span text:style-name="T11">symbols</text:span></text:span><text:span text:style-name="Source_20_Text"><text:span text:style-name="T12"> (<text:line-break/></text:span></text:span><text:soft-page-break/><text:span text:style-name="Source_20_Text"><text:span text:style-name="T12"><text:line-break/>    </text:span></text:span><text:span text:style-name="Source_20_Text"><text:span text:style-name="T11">id</text:span></text:span><text:span text:style-name="Source_20_Text"><text:span text:style-name="T12"> int(11) NOT NULL auto_increment,<text:line-break/><text:line-break/>    </text:span></text:span><text:span text:style-name="Source_20_Text"><text:span text:style-name="T11">country</text:span></text:span><text:span text:style-name="Source_20_Text"><text:span text:style-name="T12"> varchar(255) NOT NULL default '',<text:line-break/><text:line-break/>    </text:span></text:span><text:span text:style-name="Source_20_Text"><text:span text:style-name="T11">animal</text:span></text:span><text:span text:style-name="Source_20_Text"><text:span text:style-name="T12"> varchar(255) NOT NULL default '',<text:line-break/><text:line-break/>    PRIMARY KEY  (</text:span></text:span><text:span text:style-name="Source_20_Text"><text:span text:style-name="T11">id</text:span></text:span><text:span text:style-name="Source_20_Text"><text:span text:style-name="T12">)<text:line-break/><text:line-break/>) TYPE=MyISAM;</text:span></text:span></text:p>
      <text:p text:style-name="P9"><text:span text:style-name="Source_20_Text"><text:span text:style-name="T11">INSERT INTO symbols VALUES (1, 'America', 'eagle');<text:line-break/><text:line-break/>INSERT INTO symbols VALUES (2, 'China', 'dragon');<text:line-break/><text:line-break/>INSERT INTO symbols VALUES (3, 'England', 'lion');<text:line-break/><text:line-break/>INSERT INTO symbols VALUES (4, 'India', 'tiger');<text:line-break/><text:line-break/>INSERT INTO symbols VALUES (5, 'Australia', 'kangaroo');<text:line-break/><text:line-break/></text:span></text:span><text:soft-page-break/><text:span text:style-name="Source_20_Text"><text:span text:style-name="T11">INSERT INTO symbols VALUES (6, 'Norway', 'elk');<text:line-break/></text:span></text:span></text:p>
      <text:p text:style-name="P9"><text:span text:style-name="T14">You can enter these commands either interactively or<text:line-break/>non-interactively through the MySQL commandline client program,<text:line-break/>which you run by navigating to the </text:span><text:span text:style-name="Source_20_Text"><text:span text:style-name="T11">mysql/bin</text:span></text:span><text:span text:style-name="T14"><text:line-break/>directory from your shell or DOS box and typing – with no<text:line-break/></text:span><text:span text:style-name="Source_20_Text"><text:span text:style-name="T11">;</text:span></text:span><text:span text:style-name="T14"> because this is a shell command – either<text:line-break/></text:span><text:span text:style-name="Source_20_Text"><text:span text:style-name="T11">mysql</text:span></text:span><text:span text:style-name="T14">, or </text:span><text:span text:style-name="Source_20_Text"><text:span text:style-name="T11">mysql db_name</text:span></text:span><text:span text:style-name="T14"> if you want<text:line-break/>to choose an existing database to work with. Read<text:line-break/></text:span><text:a xlink:type="simple" xlink:href="http://dev.mysql.com/doc/mysql/en/mysql.html" office:target-frame-name="_blank" xlink:show="new"><text:span text:style-name="T16">http://dev.mysql.com/doc/mysql/en/mysql.html</text:span></text:a><text:span text:style-name="T14"> for more information<text:line-break/>on how to use the MySQL commandline client, and the tutorial at</text:span></text:p>
      <text:p text:style-name="P7"><text:a xlink:type="simple" xlink:href="http://www.melonfire.com/community/columns/trog/article.php?id=39" office:target-frame-name="_blank" xlink:show="new"><text:span text:style-name="T16">http://www.melonfire.com/community/columns/trog/article.php?id=39</text:span></text:a><text:span text:style-name="T14"><text:line-break/>to understand what each of the SQL commands above does. SQL is a<text:line-break/>lot like spoken English, so it won’t take you very long to pick it<text:line-break/>up. Just don’t try to turn those backticks into single quotation marks.</text:span></text:p>
      <text:p text:style-name="P9"><text:span text:style-name="T37">Once the data has been imported, run a quick </text:span><text:span text:style-name="Source_20_Text"><text:span text:style-name="T38">SELECT</text:span></text:span><text:span text:style-name="T37"><text:line-break/>query to check that everything is working as it should be:</text:span></text:p>
      <text:section text:style-name="Sect1" text:name="crayon-57b9331189951542951175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1</text:p>
              <text:p text:style-name="P19">2</text:p>
              <text:p text:style-name="P18">3</text:p>
              <text:p text:style-name="P19">4</text:p>
              <text:p text:style-name="P18">5</text:p>
              <text:p text:style-name="P19">6</text:p>
              <text:p text:style-name="P18">7</text:p>
              <text:p text:style-name="P19">8</text:p>
              <text:p text:style-name="P18">9</text:p>
              <text:p text:style-name="P19">10</text:p>
              <text:p text:style-name="P18">11</text:p>
              <text:p text:style-name="P19">12</text:p>
            </table:table-cell>
            <table:table-cell table:style-name="Table2.B1" office:value-type="string">
              <text:section text:style-name="Sect1" text:name="crayon-57b9331189951542951175-1">
                <text:p text:style-name="P20"><text:span text:style-name="T44">mysql&gt;</text:span> <text:span text:style-name="T44">SELECT *</text:span> <text:span text:style-name="T44">FROM</text:span> <text:span text:style-name="T44">`symbols`;</text:span></text:p>
              </text:section>
              <text:section text:style-name="Sect2" text:name="crayon-57b9331189951542951175-2">
                <text:p text:style-name="P20"><text:span text:style-name="T44">+----+-----------+----------+</text:span></text:p>
              </text:section>
              <text:section text:style-name="Sect1" text:name="crayon-57b9331189951542951175-3">
                <text:p text:style-name="P20"><text:span text:style-name="T44">|</text:span> <text:span text:style-name="T44">id</text:span> <text:span text:style-name="T44">|</text:span> <text:span text:style-name="T44">country</text:span>   <text:span text:style-name="T44">|</text:span> <text:span text:style-name="T44">animal</text:span>   <text:span text:style-name="T44">|</text:span></text:p>
              </text:section>
              <text:section text:style-name="Sect2" text:name="crayon-57b9331189951542951175-4">
                <text:p text:style-name="P20"><text:span text:style-name="T44">+----+-----------+----------+</text:span></text:p>
              </text:section>
              <text:section text:style-name="Sect1" text:name="crayon-57b9331189951542951175-5">
                <text:p text:style-name="P20"><text:span text:style-name="T44">|</text:span>  <text:span text:style-name="T44">1</text:span> <text:span text:style-name="T44">|</text:span> <text:span text:style-name="T44">America</text:span>   <text:span text:style-name="T44">|</text:span> <text:span text:style-name="T44">eagle</text:span>    <text:span text:style-name="T44">|</text:span></text:p>
              </text:section>
              <text:section text:style-name="Sect2" text:name="crayon-57b9331189951542951175-6">
                <text:p text:style-name="P20"><text:span text:style-name="T44">|</text:span>  <text:span text:style-name="T44">2</text:span> <text:span text:style-name="T44">|</text:span> <text:span text:style-name="T44">China</text:span>     <text:span text:style-name="T44">|</text:span> <text:span text:style-name="T44">dragon</text:span>   <text:span text:style-name="T44">|</text:span></text:p>
              </text:section>
              <text:section text:style-name="Sect1" text:name="crayon-57b9331189951542951175-7">
                <text:p text:style-name="P20"><text:span text:style-name="T44">|</text:span>  <text:span text:style-name="T44">3</text:span> <text:span text:style-name="T44">|</text:span> <text:span text:style-name="T44">England</text:span>   <text:span text:style-name="T44">|</text:span> <text:span text:style-name="T44">lion</text:span>     <text:span text:style-name="T44">|</text:span></text:p>
              </text:section>
              <text:section text:style-name="Sect2" text:name="crayon-57b9331189951542951175-8">
                <text:p text:style-name="P20"><text:span text:style-name="T44">|</text:span>  <text:span text:style-name="T44">4</text:span> <text:span text:style-name="T44">|</text:span> <text:span text:style-name="T44">India</text:span>     <text:span text:style-name="T44">|</text:span> <text:span text:style-name="T44">tiger</text:span>    <text:span text:style-name="T44">|</text:span></text:p>
              </text:section>
              <text:section text:style-name="Sect1" text:name="crayon-57b9331189951542951175-9">
                <text:p text:style-name="P20"><text:span text:style-name="T44">|</text:span>  <text:span text:style-name="T44">5</text:span> <text:span text:style-name="T44">|</text:span> <text:span text:style-name="T44">Australia</text:span> <text:span text:style-name="T44">|</text:span> <text:span text:style-name="T44">kangaroo</text:span> <text:span text:style-name="T44">|</text:span></text:p>
              </text:section>
              <text:section text:style-name="Sect2" text:name="crayon-57b9331189951542951175-10">
                <text:p text:style-name="P20"><text:span text:style-name="T44">|</text:span>  <text:span text:style-name="T44">6</text:span> <text:span text:style-name="T44">|</text:span> <text:span text:style-name="T44">Norway</text:span>    <text:span text:style-name="T44">|</text:span> <text:span text:style-name="T44">elk</text:span>      <text:span text:style-name="T44">|</text:span></text:p>
              </text:section>
              <text:section text:style-name="Sect1" text:name="crayon-57b9331189951542951175-11">
                <text:p text:style-name="P20"><text:span text:style-name="T44">+----+-----------+----------+</text:span></text:p>
              </text:section>
              <text:section text:style-name="Sect2" text:name="crayon-57b9331189951542951175-12">
                <text:p text:style-name="P20"><text:span text:style-name="T44">6</text:span> <text:span text:style-name="T44">rows in</text:span> <text:span text:style-name="T44">set</text:span> <text:span text:style-name="T44">(0.06</text:span> <text:span text:style-name="T44">sec)</text:span></text:p>
              </text:section>
            </table:table-cell>
          </table:table-row>
        </table:table>
      </text:section>
      <text:p text:style-name="P9"><text:span text:style-name="T14">In English, the query above means “show me all the records from the<text:line-break/></text:span><text:soft-page-break/><text:span text:style-name="T14">table named </text:span><text:span text:style-name="Source_20_Text"><text:span text:style-name="T11">symbols</text:span></text:span><text:span text:style-name="T14">“. If you saw the same output as above,<text:line-break/>you’re good to go!</text:span></text:p>
      <text:p text:style-name="P13"><text:bookmark text:name="Heading4"/></text:p>
      <text:h text:style-name="P16" text:outline-level="2">Hello Database!</text:h>
      <text:p text:style-name="P9"><text:span text:style-name="T14">Now, let’s use PHP to do exactly the same thing. You could use PHP<text:line-break/>to set up the database from the start, but </text:span><text:span text:style-name="T37">as ours already exists<text:line-break/>we’ll simply fire a </text:span><text:span text:style-name="Source_20_Text"><text:span text:style-name="T38">SELECT</text:span></text:span><text:span text:style-name="T37"> query at the database<text:line-break/>‘testdb’</text:span><text:span text:style-name="T14">, and display the results in an HTML page:</text:span></text:p>
      <text:p text:style-name="P9"><text:span text:style-name="Source_20_Text"><text:span text:style-name="T10"><text:line-break/>&lt;html&gt;<text:line-break/><text:line-break/>&lt;head&gt;<text:line-break/><text:line-break/>&lt;basefont face="Arial"&gt;<text:line-break/><text:line-break/>&lt;/head&gt;<text:line-break/><text:line-break/>&lt;body&gt;</text:span></text:span></text:p>
      <text:p text:style-name="P7"><text:span text:style-name="Source_20_Text"><text:span text:style-name="T13">&lt;?php</text:span></text:span></text:p>
      <text:p text:style-name="P7"><text:span text:style-name="Source_20_Text"><text:span text:style-name="T13">// set database server access variables:<text:line-break/><text:line-break/></text:span></text:span><text:span text:style-name="Source_20_Text"><text:span text:style-name="T40">$host = "localhost";<text:line-break/><text:line-break/>$user = "test";<text:line-break/><text:line-break/></text:span></text:span><text:soft-page-break/><text:span text:style-name="Source_20_Text"><text:span text:style-name="T40">$pass = "test"; //後面說了, </text:span></text:span><text:span text:style-name="Source_20_Text"><text:span text:style-name="T42">pass應該是password的意思</text:span></text:span><text:span text:style-name="Source_20_Text"><text:span text:style-name="T13"><text:line-break/><text:line-break/></text:span></text:span><text:span text:style-name="Source_20_Text"><text:span text:style-name="T40">$db = "testdb"; //</text:span></text:span><text:span text:style-name="Source_20_Text"><text:span text:style-name="T42">testdb是一個已經存在的database</text:span></text:span></text:p>
      <text:p text:style-name="P7"><text:span text:style-name="Source_20_Text"><text:span text:style-name="T13">// open connection<text:line-break/><text:line-break/></text:span></text:span><text:span text:style-name="Source_20_Text"><text:span text:style-name="T40">$connection = mysql_connect($host, $user, $pass) </text:span></text:span><text:span text:style-name="Source_20_Text"><text:span text:style-name="T13">or die ("Unable to connect!");</text:span></text:span></text:p>
      <text:p text:style-name="P7"><text:span text:style-name="Source_20_Text"><text:span text:style-name="T13">// select database<text:line-break/><text:line-break/></text:span></text:span><text:span text:style-name="Source_20_Text"><text:span text:style-name="T40">mysql_select_db($db) </text:span></text:span><text:span text:style-name="Source_20_Text"><text:span text:style-name="T13">or die ("Unable to select database!");</text:span></text:span></text:p>
      <text:p text:style-name="P7"><text:span text:style-name="Source_20_Text"><text:span text:style-name="T13">// create query<text:line-break/><text:line-break/></text:span></text:span><text:span text:style-name="Source_20_Text"><text:span text:style-name="T40">$query = "SELECT * FROM symbols";</text:span></text:span></text:p>
      <text:p text:style-name="P7"><text:span text:style-name="Source_20_Text"><text:span text:style-name="T13">// execute query<text:line-break/><text:line-break/></text:span></text:span><text:span text:style-name="Source_20_Text"><text:span text:style-name="T40">$result = mysql_query($query) </text:span></text:span><text:span text:style-name="Source_20_Text"><text:span text:style-name="T13">or die ("Error in query: $query. ".mysql_error());</text:span></text:span></text:p>
      <text:p text:style-name="P7"><text:span text:style-name="Source_20_Text"><text:span text:style-name="T13">// see if any rows were returned<text:line-break/><text:line-break/></text:span></text:span><text:span text:style-name="Source_20_Text"><text:span text:style-name="T40">if (mysql_num_rows($result) &gt; 0) {</text:span></text:span><text:span text:style-name="Source_20_Text"><text:span text:style-name="T13"><text:line-break/><text:line-break/>    // yes<text:line-break/><text:line-break/>    // print them one after another<text:line-break/><text:line-break/>    echo "&lt;table cellpadding=10 border=1&gt;";</text:span></text:span></text:p>
      <text:p text:style-name="P7"><text:span text:style-name="Source_20_Text"><text:span text:style-name="T18">    </text:span></text:span><text:span text:style-name="Source_20_Text"><text:span text:style-name="T12">while(</text:span></text:span><text:span text:style-name="Source_20_Text"><text:span text:style-name="T40">$row = mysql_fetch_row($result)</text:span></text:span><text:span text:style-name="Source_20_Text"><text:span text:style-name="T13">) {<text:line-break/><text:line-break/>        echo "&lt;tr&gt;";<text:line-break/></text:span></text:span><text:soft-page-break/><text:span text:style-name="Source_20_Text"><text:span text:style-name="T13"><text:line-break/>        </text:span></text:span><text:span text:style-name="Source_20_Text"><text:span text:style-name="T40">echo "&lt;td&gt;".$row[0]."&lt;/td&gt;";</text:span></text:span></text:p>
      <text:p text:style-name="P7"><text:span text:style-name="Source_20_Text"><text:span text:style-name="T18">        </text:span></text:span><text:span text:style-name="Source_20_Text"><text:span text:style-name="T41">echo </text:span></text:span><text:span text:style-name="Source_20_Text"><text:span text:style-name="T40">"&lt;td&gt;" . $row[1]."&lt;/td&gt;";</text:span></text:span><text:span text:style-name="Source_20_Text"><text:span text:style-name="T13"><text:line-break/><text:line-break/>        echo "&lt;td&gt;".$row[2]."&lt;/td&gt;";</text:span></text:span></text:p>
      <text:p text:style-name="P7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"&lt;/tr&gt;";<text:line-break/><text:line-break/>    }<text:line-break/><text:line-break/>    echo "&lt;/table&gt;";<text:line-break/><text:line-break/>}<text:line-break/><text:line-break/>else {<text:line-break/><text:line-break/>    // no<text:line-break/><text:line-break/>    // print status message<text:line-break/><text:line-break/>    echo "No rows found!";</text:span></text:span></text:p>
      <text:p text:style-name="P7"><text:span text:style-name="Source_20_Text"><text:span text:style-name="T12">}</text:span></text:span></text:p>
      <text:p text:style-name="P7"><text:span text:style-name="Source_20_Text"><text:span text:style-name="T13">// free result set memory<text:line-break/><text:line-break/></text:span></text:span><text:span text:style-name="Source_20_Text"><text:span text:style-name="T40">mysql_free_result($result);</text:span></text:span></text:p>
      <text:p text:style-name="P7"><text:span text:style-name="Source_20_Text"><text:span text:style-name="T13">// close connection<text:line-break/><text:line-break/></text:span></text:span><text:soft-page-break/><text:span text:style-name="Source_20_Text"><text:span text:style-name="T40">mysql_close($connection);</text:span></text:span></text:p>
      <text:p text:style-name="P7"><text:span text:style-name="Source_20_Text"><text:span text:style-name="T13">?&gt;</text:span></text:span></text:p>
      <text:p text:style-name="P9"><text:span text:style-name="Source_20_Text"><text:span text:style-name="T11">&lt;/body&gt;<text:line-break/><text:line-break/>&lt;/html&gt;</text:span></text:span></text:p>
      <text:p text:style-name="P3">Here’s what the result looks like:</text:p>
      <text:p text:style-name="P5"><draw:frame draw:style-name="fr1" draw:name="Image1" text:anchor-type="as-char" svg:width="0.7862in" svg:height="0.3929in" draw:z-index="0"><draw:image xlink:href="https://devzone.zend.com/images/articles/vikram8_1.gif" xlink:type="simple" xlink:show="embed" xlink:actuate="onLoad"/><svg:title>Hello Database!</svg:title></draw:frame> <text:span text:style-name="T57">(原網站也沒顯示出來)</text:span></text:p>
      <text:p text:style-name="P3">As you can see, using PHP to get data from a database involves<text:line-break/>several steps, each of which is actually a pre-defined PHP function.<text:line-break/>Let’s dissect each step:</text:p>
      <text:list xml:id="list3072085869491501542" text:style-name="L2">
        <text:list-item>
          <text:p text:style-name="P4">The first thing to do is specify some important information needed<text:line-break/>to establish a connection to the database server. This information<text:line-break/>includes the server name, the username and password required to gain<text:line-break/>access to it, and the name of the database to query. These values are<text:line-break/>all set up in regular PHP variables.</text:p>
          <text:p text:style-name="P11"><text:span text:style-name="Source_20_Text"><text:span text:style-name="T10"><text:line-break/>&lt;?php</text:span></text:span></text:p>
          <text:p text:style-name="P8"><text:span text:style-name="Source_20_Text"><text:span text:style-name="T11">$host </text:span></text:span><text:span text:style-name="Source_20_Text"><text:span text:style-name="T10">= "localhost";<text:line-break/><text:line-break/>$user = "test";<text:line-break/><text:line-break/>$pass = "test";<text:line-break/><text:line-break/>$db = "testdb";</text:span></text:span></text:p>
          <text:p text:style-name="P11"><text:span text:style-name="Source_20_Text"><text:span text:style-name="T10">?&gt;</text:span></text:span></text:p>
        </text:list-item>
        <text:list-item>
          <text:p text:style-name="P4"><text:soft-page-break/>To begin communication with a MySQL database server, you need to<text:line-break/>open a connection to that server. All communication between PHP and<text:line-break/>the database server takes place through this connection.</text:p>
          <text:p text:style-name="P11"><text:span text:style-name="T14">In order to initialize this connection, PHP offers the<text:line-break/></text:span><text:span text:style-name="Source_20_Text"><text:span text:style-name="T11">mysql_connect()</text:span></text:span><text:span text:style-name="T14"> function:</text:span></text:p>
          <text:p text:style-name="P11"><text:span text:style-name="Source_20_Text"><text:span text:style-name="T10"><text:line-break/>&lt;?php</text:span></text:span></text:p>
          <text:p text:style-name="P8"><text:span text:style-name="Source_20_Text"><text:span text:style-name="T38">$connection </text:span></text:span><text:span text:style-name="Source_20_Text"><text:span text:style-name="T39">= mysql_connect($server, $user, $pass);</text:span></text:span></text:p>
          <text:p text:style-name="P11"><text:span text:style-name="Source_20_Text"><text:span text:style-name="T10">?&gt;</text:span></text:span></text:p>
          <text:p text:style-name="P11"><text:span text:style-name="T37">All the parameters in </text:span><text:span text:style-name="Source_20_Text"><text:span text:style-name="T38">mysql_connect()</text:span></text:span><text:span text:style-name="T37">are optional, but there<text:line-break/>are three you will generally need to use anywhere beyond your own machine:<text:line-break/>the database server name, username and password. If the database server<text:line-break/>and the Web server are running on the same physical machine, you can use<text:line-break/></text:span><text:span text:style-name="Source_20_Text"><text:span text:style-name="T38">localhost</text:span></text:span><text:span text:style-name="T37"> as the database server name this is in fact the<text:line-break/>default value supplied by PHP.</text:span></text:p>
          <text:p text:style-name="P11"><text:span text:style-name="Source_20_Text"><text:span text:style-name="T38">mysql_connect()</text:span></text:span><text:span text:style-name="T37"> returns a “link identifier”, which is stored<text:line-break/>in the variable </text:span><text:span text:style-name="Source_20_Text"><text:span text:style-name="T38">$connection</text:span></text:span><text:span text:style-name="T37">.</text:span><text:span text:style-name="T14"> This identifier is used when<text:line-break/>communicating with the database.</text:span></text:p>
        </text:list-item>
        <text:list-item>
          <text:p text:style-name="P11"><text:span text:style-name="T14">Once you have a connection to the database, you must select<text:line-break/>a database for use with the </text:span><text:span text:style-name="Source_20_Text"><text:span text:style-name="T11">mysql_select_db()</text:span></text:span><text:span text:style-name="T14"> function:</text:span></text:p>
          <text:p text:style-name="P11"><text:span text:style-name="Source_20_Text"><text:span text:style-name="T10"><text:line-break/>&lt;?php</text:span></text:span></text:p>
          <text:p text:style-name="P8"><text:span text:style-name="Source_20_Text"><text:span text:style-name="T38">mysql_select_db</text:span></text:span><text:span text:style-name="Source_20_Text"><text:span text:style-name="T39">($db) </text:span></text:span><text:span text:style-name="Source_20_Text"><text:span text:style-name="T10">or die ("Unable to select database!");</text:span></text:span></text:p>
          <text:p text:style-name="P11"><text:span text:style-name="Source_20_Text"><text:span text:style-name="T10">?&gt;</text:span></text:span></text:p>
          <text:p text:style-name="P11"><text:soft-page-break/><text:span text:style-name="T14">This function must be passed the name of the database to be used for<text:line-break/>all subsequent queries.</text:span><text:span text:style-name="T37"> An optional second argument here is the link<text:line-break/>identifier; if no identifier is specified, the last opened link is<text:line-break/>assumed.</text:span><text:span text:style-name="T14"> If you have two or more database connections open<text:line-break/>simultaneously, it’s a good idea to specify the link identifier as the<text:line-break/>second argument to </text:span><text:span text:style-name="Source_20_Text"><text:span text:style-name="T11">mysql_select_db()</text:span></text:span><text:span text:style-name="T14"> – and indeed to all other<text:line-break/>mysql_* functions in the script, so that PHP doesn’t get confused about<text:line-break/>which connection to use where.</text:span></text:p>
        </text:list-item>
        <text:list-item>
          <text:p text:style-name="P11"><text:span text:style-name="T14">The next step is to create the query and execute it. This<text:line-break/>is accomplished with the </text:span><text:span text:style-name="Source_20_Text"><text:span text:style-name="T11">mysql_query()</text:span></text:span><text:span text:style-name="T14"> function.</text:span></text:p>
          <text:p text:style-name="P11"><text:span text:style-name="Source_20_Text"><text:span text:style-name="T10"><text:line-break/>&lt;?php</text:span></text:span></text:p>
          <text:p text:style-name="P8"><text:span text:style-name="Source_20_Text"><text:span text:style-name="T38">$query </text:span></text:span><text:span text:style-name="Source_20_Text"><text:span text:style-name="T39">= "SELECT * FROM symbols";</text:span></text:span></text:p>
          <text:p text:style-name="P8"><text:span text:style-name="Source_20_Text"><text:span text:style-name="T39">$result = mysql_query($query) or die ("Error in query: $query. ".mysql_error());</text:span></text:span></text:p>
          <text:p text:style-name="P11"><text:span text:style-name="Source_20_Text"><text:span text:style-name="T39">?&gt;</text:span></text:span></text:p>
          <text:p text:style-name="P11"><text:span text:style-name="T37">This function also needs two parameters: the query string and the<text:line-break/>link identifier for the connection. Again, if no link identifier is<text:line-break/>specified, the last opened link is used.</text:span><text:span text:style-name="T14"> Depending on whether or not<text:line-break/>the query was successful, the function returns true or false; a failure<text:line-break/>can be caught via the </text:span><text:span text:style-name="Source_20_Text"><text:span text:style-name="T11">...or die()</text:span></text:span><text:span text:style-name="T14"> clause of the statement,<text:line-break/>and the </text:span><text:span text:style-name="Source_20_Text"><text:span text:style-name="T11">mysql_error()</text:span></text:span><text:span text:style-name="T14"> function can be used to display the<text:line-break/>corresponding error message.</text:span></text:p>
        </text:list-item>
        <text:list-item>
          <text:p text:style-name="P11"><text:span text:style-name="T14">If </text:span><text:span text:style-name="Source_20_Text"><text:span text:style-name="T11">mysql_query()</text:span></text:span><text:span text:style-name="T14"> is successful, </text:span><text:span text:style-name="T37">the result set returned<text:line-break/></text:span><text:soft-page-break/><text:span text:style-name="T37">by the query is stored in the variable </text:span><text:span text:style-name="Source_20_Text"><text:span text:style-name="T38">$result</text:span></text:span><text:span text:style-name="T37">. This result set may<text:line-break/>contain one or more rows or columns of data, depending on your query. You can<text:line-break/>retrieve specific subsets of the result set with different PHP functions,<text:line-break/>including the one used here – the </text:span><text:span text:style-name="Source_20_Text"><text:span text:style-name="T38">mysql_fetch_row()</text:span></text:span><text:span text:style-name="T37"> function –<text:line-break/>which fetches a single row of data as an array called </text:span><text:span text:style-name="Source_20_Text"><text:span text:style-name="T38">$row</text:span></text:span><text:span text:style-name="T37">. Fields<text:line-break/>in that row can then be accessed using standard PHP array notation.</text:span></text:p>
          <text:p text:style-name="P11"><text:span text:style-name="T37">Each time you call </text:span><text:span text:style-name="Source_20_Text"><text:span text:style-name="T38">mysql_fetch_row()</text:span></text:span><text:span text:style-name="T37">, the next record in the result<text:line-break/>set is returned. This makes </text:span><text:span text:style-name="Source_20_Text"><text:span text:style-name="T38">mysql_fetch_row()</text:span></text:span><text:span text:style-name="T37"> very suitable for<text:line-break/>use in a </text:span><text:span text:style-name="Source_20_Text"><text:span text:style-name="T38">while()</text:span></text:span><text:span text:style-name="T37"> or </text:span><text:span text:style-name="Source_20_Text"><text:span text:style-name="T38">for()</text:span></text:span><text:span text:style-name="T37"> loop.</text:span></text:p>
          <text:p text:style-name="P11"><text:span text:style-name="Source_20_Text"><text:span text:style-name="T10"><text:line-break/>&lt;?php</text:span></text:span></text:p>
          <text:p text:style-name="P8"><text:span text:style-name="Source_20_Text"><text:span text:style-name="T10">if (mysql_num_rows($result) &gt; 0) {<text:line-break/><text:line-break/>    while($row = mysql_fetch_row($result)) {<text:line-break/><text:line-break/>        echo "&lt;td&gt;".$row[0]."&lt;/td&gt;";</text:span></text:span></text:p>
          <text:p text:style-name="P8"><text:span text:style-name="Source_20_Text"><text:span text:style-name="T19">        </text:span></text:span><text:span text:style-name="Source_20_Text"><text:span text:style-name="T11">echo </text:span></text:span><text:span text:style-name="Source_20_Text"><text:span text:style-name="T10">"&lt;td&gt;".$row[1]."&lt;/td&gt;";<text:line-break/><text:line-break/>        echo "&lt;td&gt;".$row[2]."&lt;/td&gt;";</text:span></text:span></text:p>
          <text:p text:style-name="P8"><text:span text:style-name="Source_20_Text"><text:span text:style-name="T19">    </text:span></text:span><text:span text:style-name="Source_20_Text"><text:span text:style-name="T11">}<text:line-break/><text:line-break/>}</text:span></text:span></text:p>
          <text:p text:style-name="P11"><text:span text:style-name="Source_20_Text"><text:span text:style-name="T10">?&gt;</text:span></text:span></text:p>
          <text:p text:style-name="P11"><text:soft-page-break/><text:span text:style-name="T14">Notice that the call to </text:span><text:span text:style-name="Source_20_Text"><text:span text:style-name="T11">mysql_fetch_row()</text:span></text:span><text:span text:style-name="T14"> is wrapped in a<text:line-break/>conditional test, which first checks to see if any rows were returned<text:line-break/>at all. This information is provided by the </text:span><text:span text:style-name="Source_20_Text"><text:span text:style-name="T11">mysql_num_rows()</text:span></text:span><text:span text:style-name="T14"><text:line-break/>function, which contains the number of rows returned by the query. Obviously,<text:line-break/>you can only use this function with queries that return data, like<text:line-break/></text:span><text:span text:style-name="Source_20_Text"><text:span text:style-name="T11">SELECT</text:span></text:span><text:span text:style-name="T14"> or </text:span><text:span text:style-name="Source_20_Text"><text:span text:style-name="T11">SHOW</text:span></text:span><text:span text:style-name="T14">.It is not appropriate for use with</text:span></text:p>
          <text:p text:style-name="P11"><text:span text:style-name="Source_20_Text"><text:span text:style-name="T11">INSERT</text:span></text:span><text:span text:style-name="T14">, </text:span><text:span text:style-name="Source_20_Text"><text:span text:style-name="T11">UPDATE</text:span></text:span><text:span text:style-name="T14">, </text:span><text:span text:style-name="Source_20_Text"><text:span text:style-name="T11">DELETE</text:span></text:span><text:span text:style-name="T14"> or similar queries.</text:span></text:p>
          <text:p text:style-name="P11"><text:span text:style-name="T14">There are several other alternatives to </text:span><text:span text:style-name="Source_20_Text"><text:span text:style-name="T11">mysql_fetch_row()</text:span></text:span><text:span text:style-name="T14">,<text:line-break/>which will be explained a little later.</text:span></text:p>
        </text:list-item>
        <text:list-item>
          <text:p text:style-name="P11"><text:span text:style-name="T14">Finally, since each result set returned after a query<text:line-break/>occupies memory,</text:span><text:span text:style-name="T37"> it’s a good idea to use the </text:span><text:span text:style-name="Source_20_Text"><text:span text:style-name="T38">mysql_free_result()</text:span></text:span><text:span text:style-name="T37"><text:line-break/>function to free up the used memory. After the result set is freed, if no<text:line-break/>further queries are to be run, you can close the connection to the MySQL<text:line-break/>server with </text:span><text:span text:style-name="Source_20_Text"><text:span text:style-name="T38">mysql_close()</text:span></text:span><text:span text:style-name="T37">.</text:span></text:p>
          <text:p text:style-name="P11"><text:span text:style-name="Source_20_Text"><text:span text:style-name="T10"><text:line-break/>&lt;?php</text:span></text:span></text:p>
          <text:p text:style-name="P8"><text:span text:style-name="Source_20_Text"><text:span text:style-name="T11">mysql_free_result</text:span></text:span><text:span text:style-name="Source_20_Text"><text:span text:style-name="T10">($result);<text:line-break/><text:line-break/>mysql_close($connection);</text:span></text:span></text:p>
          <text:p text:style-name="P11"><text:span text:style-name="Source_20_Text"><text:span text:style-name="T10">?&gt;</text:span></text:span></text:p>
        </text:list-item>
      </text:list>
      <text:p text:style-name="P13"><text:bookmark text:name="Heading5"/></text:p>
      <text:h text:style-name="P16" text:outline-level="2">Different Strokes…</text:h>
      <text:p text:style-name="P9"><text:span text:style-name="T37">You can also use PHP’s </text:span><text:span text:style-name="Source_20_Text"><text:span text:style-name="T38">mysql_fetch_row()</text:span></text:span><text:span text:style-name="T37"> and </text:span><text:span text:style-name="Source_20_Text"><text:span text:style-name="T38">list()</text:span></text:span><text:span text:style-name="T37"><text:line-break/></text:span><text:soft-page-break/><text:span text:style-name="T37">functions to obtain a simple array of values, and then assign these values to<text:line-break/>different variables </text:span><text:span text:style-name="T14">– a variation of the technique in the previous section.<text:line-break/>Take a look (only the </text:span><text:span text:style-name="Source_20_Text"><text:span text:style-name="T11">while()</text:span></text:span><text:span text:style-name="T14"> loop changes):</text:span></text:p>
      <text:p text:style-name="P9"><text:span text:style-name="Source_20_Text"><text:span text:style-name="T10"><text:line-break/>&lt;html&gt;<text:line-break/><text:line-break/>&lt;head&gt;<text:line-break/><text:line-break/>&lt;basefont face="Arial"&gt;<text:line-break/><text:line-break/>&lt;/head&gt;<text:line-break/><text:line-break/>&lt;body&gt;</text:span></text:span></text:p>
      <text:p text:style-name="P7"><text:span text:style-name="Source_20_Text"><text:span text:style-name="T13">&lt;?php</text:span></text:span></text:p>
      <text:p text:style-name="P7"><text:span text:style-name="Source_20_Text"><text:span text:style-name="T13">// set server access variables<text:line-break/><text:line-break/>$host = "localhost";</text:span></text:span></text:p>
      <text:p text:style-name="P7"><text:span text:style-name="Source_20_Text"><text:span text:style-name="T13">$user = "test";<text:line-break/><text:line-break/>$pass = "test";<text:line-break/><text:line-break/>$db = "testdb";</text:span></text:span></text:p>
      <text:p text:style-name="P7"><text:span text:style-name="Source_20_Text"><text:span text:style-name="T13">// open connection<text:line-break/><text:line-break/>$connection = mysql_connect($host, $user, $pass) or die ("Unable to connect!");</text:span></text:span></text:p>
      <text:p text:style-name="P7"><text:soft-page-break/><text:span text:style-name="Source_20_Text"><text:span text:style-name="T13">// select database<text:line-break/><text:line-break/>mysql_select_db($db) or die ("Unable to select database!");</text:span></text:span></text:p>
      <text:p text:style-name="P7"><text:span text:style-name="Source_20_Text"><text:span text:style-name="T13">// create query<text:line-break/><text:line-break/>$query = "SELECT * FROM symbols";</text:span></text:span></text:p>
      <text:p text:style-name="P7"><text:span text:style-name="Source_20_Text"><text:span text:style-name="T13">// execute query<text:line-break/><text:line-break/>$result = mysql_query($query) or die ("Error in query: $query. ".mysql_error());</text:span></text:span></text:p>
      <text:p text:style-name="P7"><text:span text:style-name="Source_20_Text"><text:span text:style-name="T13">// see if any rows were returned<text:line-break/><text:line-break/>if (mysql_num_rows($result) &gt; 0) {<text:line-break/><text:line-break/>     // yes<text:line-break/><text:line-break/>     // print them one after another<text:line-break/><text:line-break/>     echo "&lt;table cellpadding=10 border=1&gt;";</text:span></text:span></text:p>
      <text:p text:style-name="P7"><text:span text:style-name="Source_20_Text"><text:span text:style-name="T18">     </text:span></text:span><text:span text:style-name="Source_20_Text"><text:span text:style-name="T12">while(</text:span></text:span><text:span text:style-name="Source_20_Text"><text:span text:style-name="T41">list(</text:span></text:span><text:span text:style-name="Source_20_Text"><text:span text:style-name="T40">$id, $country, $animal)  = mysql_fetch_row($result)</text:span></text:span><text:span text:style-name="Source_20_Text"><text:span text:style-name="T13">) {<text:line-break/><text:line-break/>          echo "&lt;tr&gt;";</text:span></text:span></text:p>
      <text:p text:style-name="P7"><text:span text:style-name="Source_20_Text"><text:span text:style-name="T18">          </text:span></text:span><text:span text:style-name="Source_20_Text"><text:span text:style-name="T12">echo </text:span></text:span><text:span text:style-name="Source_20_Text"><text:span text:style-name="T13">"&lt;td&gt;$id&lt;/td&gt;";<text:line-break/><text:line-break/>          echo "&lt;td&gt;$country&lt;/td&gt;";<text:line-break/><text:line-break/>          echo "&lt;td&gt;$animal&lt;/td&gt;";</text:span></text:span></text:p>
      <text:p text:style-name="P7"><text:span text:style-name="Source_20_Text"><text:span text:style-name="T18">          </text:span></text:span><text:span text:style-name="Source_20_Text"><text:span text:style-name="T12">echo </text:span></text:span><text:span text:style-name="Source_20_Text"><text:span text:style-name="T13">"&lt;/tr&gt;";<text:line-break/></text:span></text:span><text:soft-page-break/><text:span text:style-name="Source_20_Text"><text:span text:style-name="T13"><text:line-break/>     }<text:line-break/><text:line-break/>     echo "&lt;/table&gt;";<text:line-break/><text:line-break/>}<text:line-break/><text:line-break/>else {<text:line-break/><text:line-break/>     // no<text:line-break/><text:line-break/>     // print status message<text:line-break/><text:line-break/>     echo "No rows found!";</text:span></text:span></text:p>
      <text:p text:style-name="P7"><text:span text:style-name="Source_20_Text"><text:span text:style-name="T12">}</text:span></text:span></text:p>
      <text:p text:style-name="P7"><text:span text:style-name="Source_20_Text"><text:span text:style-name="T13">// free result set memory<text:line-break/><text:line-break/>mysql_free_result($result);</text:span></text:span></text:p>
      <text:p text:style-name="P7"><text:span text:style-name="Source_20_Text"><text:span text:style-name="T13">// close connection<text:line-break/><text:line-break/>mysql_close($connection);</text:span></text:span></text:p>
      <text:p text:style-name="P7"><text:span text:style-name="Source_20_Text"><text:span text:style-name="T13">?&gt;</text:span></text:span></text:p>
      <text:p text:style-name="P9"><text:span text:style-name="Source_20_Text"><text:span text:style-name="T11">&lt;/body&gt;<text:line-break/><text:line-break/>&lt;/html&gt;</text:span></text:span></text:p>
      <text:p text:style-name="P9"><text:span text:style-name="T37">In this case, the </text:span><text:span text:style-name="Source_20_Text"><text:span text:style-name="T38">list()</text:span></text:span><text:span text:style-name="T37"> function is used to assign different<text:line-break/></text:span><text:soft-page-break/><text:span text:style-name="T37">elements of the result set to PHP variables</text:span><text:span text:style-name="T14">, which are then used when<text:line-break/>rendering the page.</text:span></text:p>
      <text:p text:style-name="P9"><text:span text:style-name="T37">You can use PHP’s </text:span><text:span text:style-name="Source_20_Text"><text:span text:style-name="T38">mysql_fetch_assoc()</text:span></text:span><text:span text:style-name="T37"> function to represent each<text:line-break/>row as an associative array of field-value pairs </text:span><text:span text:style-name="T14">– a minor variation of the<text:line-break/>technique used above:</text:span></text:p>
      <text:p text:style-name="P9"><text:span text:style-name="Source_20_Text"><text:span text:style-name="T10"><text:line-break/>&lt;html&gt;<text:line-break/><text:line-break/>&lt;head&gt;<text:line-break/><text:line-break/>&lt;basefont face="Arial"&gt;<text:line-break/><text:line-break/>&lt;/head&gt;<text:line-break/><text:line-break/>&lt;body&gt;</text:span></text:span></text:p>
      <text:p text:style-name="P7"><text:span text:style-name="Source_20_Text"><text:span text:style-name="T13">&lt;?php</text:span></text:span></text:p>
      <text:p text:style-name="P7"><text:span text:style-name="Source_20_Text"><text:span text:style-name="T13">// set server access variables</text:span></text:span></text:p>
      <text:p text:style-name="P7"><text:span text:style-name="Source_20_Text"><text:span text:style-name="T13">$host = "localhost";<text:line-break/><text:line-break/>$user = "test";<text:line-break/><text:line-break/>$pass = "test";<text:line-break/><text:line-break/>$db = "testdb";</text:span></text:span></text:p>
      <text:p text:style-name="P7"><text:span text:style-name="Source_20_Text"><text:span text:style-name="T13">// open connection<text:line-break/></text:span></text:span><text:soft-page-break/><text:span text:style-name="Source_20_Text"><text:span text:style-name="T13"><text:line-break/>$connection = mysql_connect($host, $user, $pass) or die ("Unable to connect!");</text:span></text:span></text:p>
      <text:p text:style-name="P7"><text:span text:style-name="Source_20_Text"><text:span text:style-name="T13">// select database<text:line-break/><text:line-break/>mysql_select_db($db) or die ("Unable to select database!");</text:span></text:span></text:p>
      <text:p text:style-name="P7"><text:span text:style-name="Source_20_Text"><text:span text:style-name="T13">// create query<text:line-break/><text:line-break/>$query = "SELECT * FROM symbols";</text:span></text:span></text:p>
      <text:p text:style-name="P7"><text:span text:style-name="Source_20_Text"><text:span text:style-name="T13">// execute query<text:line-break/><text:line-break/>$result = mysql_query($query) or die ("Error in query: $query. ".mysql_error());</text:span></text:span></text:p>
      <text:p text:style-name="P7"><text:span text:style-name="Source_20_Text"><text:span text:style-name="T13">// see if any rows were returned<text:line-break/><text:line-break/>if (mysql_num_rows($result) &gt; 0) {<text:line-break/><text:line-break/>    // yes<text:line-break/><text:line-break/>    // print them one after another<text:line-break/><text:line-break/>    echo "&lt;table cellpadding=10 border=1&gt;";</text:span></text:span></text:p>
      <text:p text:style-name="P7"><text:span text:style-name="Source_20_Text"><text:span text:style-name="T18">    </text:span></text:span><text:span text:style-name="Source_20_Text"><text:span text:style-name="T12">while(</text:span></text:span><text:span text:style-name="Source_20_Text"><text:span text:style-name="T40">$row = mysql_fetch_assoc($result)</text:span></text:span><text:span text:style-name="Source_20_Text"><text:span text:style-name="T13">) {<text:line-break/><text:line-break/>        echo "&lt;tr&gt;";<text:line-break/><text:line-break/>        echo "&lt;td&gt;".$row['id']."&lt;/td&gt;";</text:span></text:span></text:p>
      <text:p text:style-name="P7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"&lt;td&gt;".$row['country']."&lt;/td&gt;";<text:line-break/><text:line-break/></text:span></text:span><text:soft-page-break/><text:span text:style-name="Source_20_Text"><text:span text:style-name="T13">        echo "&lt;td&gt;".$row['animal']."&lt;/td&gt;";</text:span></text:span></text:p>
      <text:p text:style-name="P7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"&lt;/tr&gt;";<text:line-break/><text:line-break/>    }<text:line-break/><text:line-break/>    echo "&lt;/table&gt;";<text:line-break/><text:line-break/>}<text:line-break/><text:line-break/>else {<text:line-break/><text:line-break/>    // no<text:line-break/><text:line-break/>    // print status message<text:line-break/><text:line-break/>    echo "No rows found!";</text:span></text:span></text:p>
      <text:p text:style-name="P7"><text:span text:style-name="Source_20_Text"><text:span text:style-name="T12">}</text:span></text:span></text:p>
      <text:p text:style-name="P7"><text:span text:style-name="Source_20_Text"><text:span text:style-name="T13">// free result set memory<text:line-break/><text:line-break/>mysql_free_result($result);</text:span></text:span></text:p>
      <text:p text:style-name="P7"><text:span text:style-name="Source_20_Text"><text:span text:style-name="T13">// close connection<text:line-break/><text:line-break/>mysql_close($connection);</text:span></text:span></text:p>
      <text:p text:style-name="P7"><text:span text:style-name="Source_20_Text"><text:span text:style-name="T13">?&gt;</text:span></text:span></text:p>
      <text:p text:style-name="P9"><text:span text:style-name="Source_20_Text"><text:span text:style-name="T11">&lt;/body&gt;<text:line-break/><text:line-break/></text:span></text:span><text:soft-page-break/><text:span text:style-name="Source_20_Text"><text:span text:style-name="T11">&lt;/html&gt;</text:span></text:span></text:p>
      <text:p text:style-name="P3">Notice that in this case, field values are accessed using the field<text:line-break/>name instead of the index.</text:p>
      <text:p text:style-name="P9"><text:span text:style-name="T14">Of all the alternatives, however, </text:span><text:span text:style-name="T37">the function I like the most is<text:line-break/>the </text:span><text:span text:style-name="Source_20_Text"><text:span text:style-name="T38">mysql_fetch_object()</text:span></text:span><text:span text:style-name="T37"> function, which returns each<text:line-break/>row as an object</text:span><text:span text:style-name="T14"> (remember them from </text:span><text:a xlink:type="simple" xlink:href="https://devzone.zend.com/12/php-101-part-8-databases-and-other-animals_part-1/php101-7.php"><text:span text:style-name="T16">Part Seven</text:span></text:a><text:span text:style-name="T14">?) </text:span><text:span text:style-name="T37">with properties<text:line-break/>corresponding to the field names:</text:span></text:p>
      <text:p text:style-name="P9"><text:span text:style-name="Source_20_Text"><text:span text:style-name="T10"><text:line-break/>&lt;html&gt;<text:line-break/><text:line-break/>&lt;head&gt;<text:line-break/><text:line-break/>&lt;basefont face="Arial"&gt;<text:line-break/><text:line-break/>&lt;/head&gt;<text:line-break/><text:line-break/>&lt;body&gt;</text:span></text:span></text:p>
      <text:p text:style-name="P7"><text:span text:style-name="Source_20_Text"><text:span text:style-name="T13">&lt;?php</text:span></text:span></text:p>
      <text:p text:style-name="P7"><text:span text:style-name="Source_20_Text"><text:span text:style-name="T13">// set server access variables<text:line-break/><text:line-break/>$host = "localhost";</text:span></text:span></text:p>
      <text:p text:style-name="P7"><text:span text:style-name="Source_20_Text"><text:span text:style-name="T13">$user = "test";<text:line-break/><text:line-break/>$pass = "test";<text:line-break/><text:line-break/></text:span></text:span><text:soft-page-break/><text:span text:style-name="Source_20_Text"><text:span text:style-name="T13">$db = "testdb";</text:span></text:span></text:p>
      <text:p text:style-name="P7"><text:span text:style-name="Source_20_Text"><text:span text:style-name="T13">// open connection<text:line-break/><text:line-break/>$connection = mysql_connect($host, $user, $pass) or die ("Unable to connect!");</text:span></text:span></text:p>
      <text:p text:style-name="P7"><text:span text:style-name="Source_20_Text"><text:span text:style-name="T13">// select database<text:line-break/><text:line-break/>mysql_select_db($db) or die ("Unable to select database!");</text:span></text:span></text:p>
      <text:p text:style-name="P7"><text:span text:style-name="Source_20_Text"><text:span text:style-name="T13">// create query<text:line-break/><text:line-break/>$query = "SELECT * FROM symbols";</text:span></text:span></text:p>
      <text:p text:style-name="P7"><text:span text:style-name="Source_20_Text"><text:span text:style-name="T13">// execute query<text:line-break/><text:line-break/>$result = mysql_query($query) or die ("Error in query: $query. ".mysql_error());</text:span></text:span></text:p>
      <text:p text:style-name="P7"><text:span text:style-name="Source_20_Text"><text:span text:style-name="T13">// see if any rows were returned<text:line-break/><text:line-break/>if (mysql_num_rows($result) &gt; 0) {<text:line-break/><text:line-break/>    // yes<text:line-break/><text:line-break/>    // print them one after another<text:line-break/><text:line-break/>    echo "&lt;table cellpadding=10 border=1&gt;";</text:span></text:span></text:p>
      <text:p text:style-name="P7"><text:span text:style-name="Source_20_Text"><text:span text:style-name="T18">    </text:span></text:span><text:span text:style-name="Source_20_Text"><text:span text:style-name="T12">while(</text:span></text:span><text:span text:style-name="Source_20_Text"><text:span text:style-name="T40">$row  = mysql_fetch_object($result)</text:span></text:span><text:span text:style-name="Source_20_Text"><text:span text:style-name="T13">) {<text:line-break/><text:line-break/>        echo "&lt;tr&gt;";<text:line-break/><text:line-break/>        echo "&lt;td&gt;".</text:span></text:span><text:span text:style-name="Source_20_Text"><text:span text:style-name="T40">$row-&gt;id</text:span></text:span><text:span text:style-name="Source_20_Text"><text:span text:style-name="T13">."&lt;/td&gt;";</text:span></text:span></text:p>
      <text:p text:style-name="P7"><text:soft-page-break/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"&lt;td&gt;".$row-&gt;country."&lt;/td&gt;";<text:line-break/><text:line-break/>        echo "&lt;td&gt;".$row-&gt;animal."&lt;/td&gt;";</text:span></text:span></text:p>
      <text:p text:style-name="P7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"&lt;/tr&gt;";<text:line-break/><text:line-break/>    }<text:line-break/><text:line-break/>    echo "&lt;/table&gt;";<text:line-break/><text:line-break/>}<text:line-break/><text:line-break/>else {<text:line-break/><text:line-break/>    // no<text:line-break/><text:line-break/>    // print status message<text:line-break/><text:line-break/>    echo "No rows found!";</text:span></text:span></text:p>
      <text:p text:style-name="P7"><text:span text:style-name="Source_20_Text"><text:span text:style-name="T12">}</text:span></text:span></text:p>
      <text:p text:style-name="P7"><text:span text:style-name="Source_20_Text"><text:span text:style-name="T13">// free result set memory<text:line-break/><text:line-break/>mysql_free_result($result);</text:span></text:span></text:p>
      <text:p text:style-name="P7"><text:span text:style-name="Source_20_Text"><text:span text:style-name="T13">// close connection<text:line-break/><text:line-break/>mysql_close($connection);</text:span></text:span></text:p>
      <text:p text:style-name="P7"><text:span text:style-name="Source_20_Text"><text:span text:style-name="T13">?&gt;</text:span></text:span></text:p>
      <text:p text:style-name="P9"><text:soft-page-break/><text:span text:style-name="Source_20_Text"><text:span text:style-name="T11">&lt;/body&gt;<text:line-break/><text:line-break/>&lt;/html&gt;</text:span></text:span></text:p>
      <text:p text:style-name="P9"><text:span text:style-name="T14">Here, each </text:span><text:span text:style-name="Source_20_Text"><text:span text:style-name="T11">$row</text:span></text:span><text:span text:style-name="T14"> object is created with properties<text:line-break/>corresponding to the field names in that row. Row values can<text:line-break/>thus be accessed using standard </text:span><text:span text:style-name="Source_20_Text"><text:span text:style-name="T11">object-&gt;property</text:span></text:span><text:span text:style-name="T14"><text:line-break/>notation.</text:span></text:p>
      <text:p text:style-name="P9"><text:span text:style-name="T14">If you’re the type that likes to have your cake and eat it too, you<text:line-break/>will probably enjoy </text:span><text:span text:style-name="T37">the </text:span><text:span text:style-name="Source_20_Text"><text:span text:style-name="T38">mysql_fetch_array()</text:span></text:span><text:span text:style-name="T37"> function, which<text:line-break/>returns both an associative array and a numerically-indexed array, a<text:line-break/>combination of the </text:span><text:span text:style-name="Source_20_Text"><text:span text:style-name="T38">mysql_fetch_row()</text:span></text:span><text:span text:style-name="T37"> and<text:line-break/></text:span><text:span text:style-name="Source_20_Text"><text:span text:style-name="T38">mysql_fetch_assoc()</text:span></text:span><text:span text:style-name="T37"> functions.</text:span><text:span text:style-name="T14"> Read about it at<text:line-break/></text:span><text:a xlink:type="simple" xlink:href="http://www.php.net/manual/en/function.mysql-fetch-array.php" office:target-frame-name="_blank" xlink:show="new"><text:span text:style-name="T16">http://www.php.net/manual/en/function.mysql-fetch-array.php</text:span></text:a><text:span text:style-name="T14">.</text:span></text:p>
      <text:p text:style-name="P13"><text:bookmark text:name="Heading6"/></text:p>
      <text:h text:style-name="P17" text:outline-level="2">…<text:span text:style-name="T1">for Different Folks</text:span></text:h>
      <text:p text:style-name="P6">If you’re using PHP 5, you can do the same thing using the new</text:p>
      <text:p text:style-name="P9"><text:span text:style-name="Source_20_Text"><text:span text:style-name="T38">ext/mysqli</text:span></text:span><text:span text:style-name="T37"> extension, which offers a number of new features.</text:span><text:span text:style-name="T14"> This<text:line-break/>extension can be used in two ways: procedural (using functions), and<text:line-break/>object-oriented (using class methods and properties). Consider the next<text:line-break/>script, which uses </text:span><text:span text:style-name="Source_20_Text"><text:span text:style-name="T11">ext/mysqli</text:span></text:span><text:span text:style-name="T14"> in a procedural manner:</text:span></text:p>
      <text:p text:style-name="P9"><text:span text:style-name="Source_20_Text"><text:span text:style-name="T10"><text:line-break/>&lt;html&gt;<text:line-break/></text:span></text:span><text:soft-page-break/><text:span text:style-name="Source_20_Text"><text:span text:style-name="T10"><text:line-break/>&lt;head&gt;<text:line-break/><text:line-break/>&lt;basefont face="Arial"&gt;<text:line-break/><text:line-break/>&lt;/head&gt;</text:span></text:span></text:p>
      <text:p text:style-name="P7"><text:span text:style-name="Source_20_Text"><text:span text:style-name="T12">&lt;body&gt;</text:span></text:span></text:p>
      <text:p text:style-name="P7"><text:span text:style-name="Source_20_Text"><text:span text:style-name="T13">&lt;?php</text:span></text:span></text:p>
      <text:p text:style-name="P7"><text:span text:style-name="Source_20_Text"><text:span text:style-name="T13">// set server access variables<text:line-break/><text:line-break/>$host = "localhost";<text:line-break/><text:line-break/>$user = "test";<text:line-break/><text:line-break/>$pass = "test";</text:span></text:span></text:p>
      <text:p text:style-name="P7"><text:span text:style-name="Source_20_Text"><text:span text:style-name="T13">$db = "testdb";</text:span></text:span></text:p>
      <text:p text:style-name="P7"><text:span text:style-name="Source_20_Text"><text:span text:style-name="T13">// open connection<text:line-break/><text:line-break/>$connection = </text:span></text:span><text:a xlink:type="simple" xlink:href="https://devzone.zend.com/manual/function.mysqli-connect.php" office:target-frame-name="_blank" xlink:show="new"><text:span text:style-name="Source_20_Text"><text:span text:style-name="T43">mysqli_connect</text:span></text:span></text:a><text:span text:style-name="Source_20_Text"><text:span text:style-name="T13">($host, $user, $pass, $db) or die ("Unable to connect!");</text:span></text:span></text:p>
      <text:p text:style-name="P7"><text:span text:style-name="Source_20_Text"><text:span text:style-name="T13">// create query<text:line-break/><text:line-break/>$query = "SELECT * FROM symbols";</text:span></text:span></text:p>
      <text:p text:style-name="P7"><text:span text:style-name="Source_20_Text"><text:span text:style-name="T13">// execute query<text:line-break/><text:line-break/>$result = </text:span></text:span><text:a xlink:type="simple" xlink:href="https://devzone.zend.com/manual/function.mysqli-query.php" office:target-frame-name="_blank" xlink:show="new"><text:span text:style-name="Source_20_Text"><text:span text:style-name="T43">mysqli_query</text:span></text:span></text:a><text:span text:style-name="Source_20_Text"><text:span text:style-name="T13">($connection, $query) or die ("Error in query: $query. </text:span></text:span><text:soft-page-break/><text:span text:style-name="Source_20_Text"><text:span text:style-name="T13">".</text:span></text:span><text:a xlink:type="simple" xlink:href="https://devzone.zend.com/manual/function.mysqli-error.php" office:target-frame-name="_blank" xlink:show="new"><text:span text:style-name="Source_20_Text"><text:span text:style-name="T17">mysqli_error</text:span></text:span></text:a><text:span text:style-name="Source_20_Text"><text:span text:style-name="T13">());</text:span></text:span></text:p>
      <text:p text:style-name="P7"><text:span text:style-name="Source_20_Text"><text:span text:style-name="T13">// see if any rows were returned<text:line-break/><text:line-break/>if (</text:span></text:span><text:a xlink:type="simple" xlink:href="https://devzone.zend.com/manual/function.mysqli-num-rows.php" office:target-frame-name="_blank" xlink:show="new"><text:span text:style-name="Source_20_Text"><text:span text:style-name="T17">mysqli_num_rows</text:span></text:span></text:a><text:span text:style-name="Source_20_Text"><text:span text:style-name="T13">($result) &gt; 0) {<text:line-break/><text:line-break/>    // yes<text:line-break/><text:line-break/>    // print them one after another<text:line-break/><text:line-break/>    echo "&lt;table cellpadding=10 border=1&gt;";</text:span></text:span></text:p>
      <text:p text:style-name="P7"><text:span text:style-name="Source_20_Text"><text:span text:style-name="T18">    </text:span></text:span><text:span text:style-name="Source_20_Text"><text:span text:style-name="T12">while(</text:span></text:span><text:span text:style-name="Source_20_Text"><text:span text:style-name="T40">$row = </text:span></text:span><text:a xlink:type="simple" xlink:href="https://devzone.zend.com/manual/function.mysqli-fetch-row.php" office:target-frame-name="_blank" xlink:show="new"><text:span text:style-name="Source_20_Text"><text:span text:style-name="T43">mysqli_fetch_row</text:span></text:span></text:a><text:span text:style-name="Source_20_Text"><text:span text:style-name="T40">($result)</text:span></text:span><text:span text:style-name="Source_20_Text"><text:span text:style-name="T13">) {<text:line-break/><text:line-break/>        echo "&lt;tr&gt;";<text:line-break/><text:line-break/>        echo "&lt;td&gt;".$row[0]."&lt;/td&gt;";</text:span></text:span></text:p>
      <text:p text:style-name="P7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"&lt;td&gt;".$row[1]."&lt;/td&gt;";<text:line-break/><text:line-break/>        echo "&lt;td&gt;".$row[2]."&lt;/td&gt;";</text:span></text:span></text:p>
      <text:p text:style-name="P7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"&lt;/tr&gt;";<text:line-break/><text:line-break/>    }<text:line-break/><text:line-break/>    echo "&lt;/table&gt;";<text:line-break/><text:line-break/>}<text:line-break/><text:line-break/>else {<text:line-break/></text:span></text:span><text:soft-page-break/><text:span text:style-name="Source_20_Text"><text:span text:style-name="T13"><text:line-break/>    // no<text:line-break/><text:line-break/>    // print status message<text:line-break/><text:line-break/>    echo "No rows found!";</text:span></text:span></text:p>
      <text:p text:style-name="P7"><text:span text:style-name="Source_20_Text"><text:span text:style-name="T12">}</text:span></text:span></text:p>
      <text:p text:style-name="P7"><text:span text:style-name="Source_20_Text"><text:span text:style-name="T13">// free result set memory<text:line-break/><text:line-break/></text:span></text:span><text:a xlink:type="simple" xlink:href="https://devzone.zend.com/manual/function.mysqli-free-result.php" office:target-frame-name="_blank" xlink:show="new"><text:span text:style-name="Source_20_Text"><text:span text:style-name="T43">mysqli_free_result</text:span></text:span></text:a><text:span text:style-name="Source_20_Text"><text:span text:style-name="T40">($result);</text:span></text:span></text:p>
      <text:p text:style-name="P7"><text:span text:style-name="Source_20_Text"><text:span text:style-name="T13">// close connection<text:line-break/><text:line-break/></text:span></text:span><text:a xlink:type="simple" xlink:href="https://devzone.zend.com/manual/function.mysqli-close.php" office:target-frame-name="_blank" xlink:show="new"><text:span text:style-name="Source_20_Text"><text:span text:style-name="T43">mysqli_close</text:span></text:span></text:a><text:span text:style-name="Source_20_Text"><text:span text:style-name="T40">($connection);</text:span></text:span></text:p>
      <text:p text:style-name="P7"><text:span text:style-name="Source_20_Text"><text:span text:style-name="T13">?&gt;</text:span></text:span></text:p>
      <text:p text:style-name="P9"><text:span text:style-name="Source_20_Text"><text:span text:style-name="T11">&lt;/body&gt;<text:line-break/><text:line-break/>&lt;/html&gt;<text:line-break/></text:span></text:span></text:p>
      <text:p text:style-name="P9"><text:span text:style-name="T14">As you can see, this looks a lot like the code written for<text:line-break/></text:span><text:span text:style-name="Source_20_Text"><text:span text:style-name="T11">ext/mysql</text:span></text:span><text:span text:style-name="T14">. </text:span><text:span text:style-name="T37">The only real difference</text:span><text:span text:style-name="T14"> – at least to the naked eye<text:line-break/>– </text:span><text:span text:style-name="T37">is the fact that function names now begin with mysqli_* instead of mysql_*.</text:span><text:span text:style-name="T14"><text:line-break/></text:span><text:span text:style-name="T37">Of course, there are a whole bunch of differences under the hood:<text:line-break/></text:span><text:span text:style-name="Source_20_Text"><text:span text:style-name="T38">ext/mysqli</text:span></text:span><text:span text:style-name="T37"> is faster, more secure and more powerful than regular<text:line-break/></text:span><text:span text:style-name="Source_20_Text"><text:span text:style-name="T38">ext/mysql</text:span></text:span><text:span text:style-name="T14">, and also includes support for prepared statements,<text:line-break/></text:span><text:soft-page-break/><text:span text:style-name="T14">bound result sets, multiple simultaneous queries, transactions and a whole<text:line-break/>bunch of other cool stuff.</text:span></text:p>
      <text:p text:style-name="P9"><text:span text:style-name="T37">You can also use </text:span><text:span text:style-name="Source_20_Text"><text:span text:style-name="T38">ext/mysqli</text:span></text:span><text:span text:style-name="T37"> in an object-oriented way,<text:line-break/>where each task – connecting, querying, fetching – is actually a method<text:line-break/>of the </text:span><text:span text:style-name="Source_20_Text"><text:span text:style-name="T38">mysqli()</text:span></text:span><text:span text:style-name="T37"> object:</text:span></text:p>
      <text:p text:style-name="P9"><text:span text:style-name="Source_20_Text"><text:span text:style-name="T10"><text:line-break/>&lt;html&gt;<text:line-break/><text:line-break/>&lt;head&gt;<text:line-break/><text:line-break/>&lt;basefont face="Arial"&gt;</text:span></text:span></text:p>
      <text:p text:style-name="P7"><text:span text:style-name="Source_20_Text"><text:span text:style-name="T12">&lt;/head&gt;<text:line-break/><text:line-break/>&lt;body&gt;</text:span></text:span></text:p>
      <text:p text:style-name="P7"><text:span text:style-name="Source_20_Text"><text:span text:style-name="T13">&lt;?php</text:span></text:span></text:p>
      <text:p text:style-name="P7"><text:span text:style-name="Source_20_Text"><text:span text:style-name="T13">// set server access variables<text:line-break/><text:line-break/>$host = "localhost";<text:line-break/><text:line-break/>$user = "test";<text:line-break/><text:line-break/>$pass = "test";</text:span></text:span></text:p>
      <text:p text:style-name="P7"><text:span text:style-name="Source_20_Text"><text:span text:style-name="T13">$db = "testdb";</text:span></text:span></text:p>
      <text:p text:style-name="P7"><text:span text:style-name="Source_20_Text"><text:span text:style-name="T13">// create mysqli object<text:line-break/><text:line-break/></text:span></text:span><text:soft-page-break/><text:span text:style-name="Source_20_Text"><text:span text:style-name="T13">// open connection<text:line-break/><text:line-break/></text:span></text:span><text:span text:style-name="Source_20_Text"><text:span text:style-name="T40">$mysqli = new mysqli($host, $user, $pass, $db);</text:span></text:span></text:p>
      <text:p text:style-name="P7"><text:span text:style-name="Source_20_Text"><text:span text:style-name="T13">// check for connection errors<text:line-break/><text:line-break/>if (mysqli_connect_errno()) {<text:line-break/><text:line-break/>    die("Unable to connect!");<text:line-break/><text:line-break/>}</text:span></text:span></text:p>
      <text:p text:style-name="P7"><text:span text:style-name="Source_20_Text"><text:span text:style-name="T13">// create query<text:line-break/><text:line-break/>$query = "SELECT * FROM symbols";</text:span></text:span></text:p>
      <text:p text:style-name="P7"><text:span text:style-name="Source_20_Text"><text:span text:style-name="T13">// execute query</text:span></text:span></text:p>
      <text:p text:style-name="P7"><text:span text:style-name="Source_20_Text"><text:span text:style-name="T13">if (</text:span></text:span><text:span text:style-name="Source_20_Text"><text:span text:style-name="T40">$result = $mysqli-&gt;query($query)</text:span></text:span><text:span text:style-name="Source_20_Text"><text:span text:style-name="T13">) {<text:line-break/><text:line-break/>    // see if any rows were returned<text:line-break/><text:line-break/>    if (</text:span></text:span><text:span text:style-name="Source_20_Text"><text:span text:style-name="T40">$result-&gt;num_rows</text:span></text:span><text:span text:style-name="Source_20_Text"><text:span text:style-name="T13"> &gt; 0) {</text:span></text:span></text:p>
      <text:p text:style-name="P7"><text:span text:style-name="Source_20_Text"><text:span text:style-name="T18">        </text:span></text:span><text:span text:style-name="Source_20_Text"><text:span text:style-name="T13">// yes<text:line-break/><text:line-break/>        // print them one after another<text:line-break/><text:line-break/>        echo "&lt;table cellpadding=10 border=1&gt;";<text:line-break/><text:line-break/>        while(</text:span></text:span><text:span text:style-name="Source_20_Text"><text:span text:style-name="T40">$row = $result-&gt;fetch_array()</text:span></text:span><text:span text:style-name="Source_20_Text"><text:span text:style-name="T13">) {<text:line-break/><text:line-break/></text:span></text:span><text:soft-page-break/><text:span text:style-name="Source_20_Text"><text:span text:style-name="T13">            echo "&lt;tr&gt;";</text:span></text:span></text:p>
      <text:p text:style-name="P7"><text:span text:style-name="Source_20_Text"><text:span text:style-name="T18">            </text:span></text:span><text:span text:style-name="Source_20_Text"><text:span text:style-name="T12">echo </text:span></text:span><text:span text:style-name="Source_20_Text"><text:span text:style-name="T13">"&lt;td&gt;".$row[0]."&lt;/td&gt;";<text:line-break/><text:line-break/>            echo "&lt;td&gt;".$row[1]."&lt;/td&gt;";</text:span></text:span></text:p>
      <text:p text:style-name="P7"><text:span text:style-name="Source_20_Text"><text:span text:style-name="T18">            </text:span></text:span><text:span text:style-name="Source_20_Text"><text:span text:style-name="T12">echo </text:span></text:span><text:span text:style-name="Source_20_Text"><text:span text:style-name="T13">"&lt;td&gt;".$row[2]."&lt;/td&gt;";<text:line-break/><text:line-break/>            echo "&lt;/tr&gt;";</text:span></text:span></text:p>
      <text:p text:style-name="P7"><text:span text:style-name="Source_20_Text"><text:span text:style-name="T18">        </text:span></text:span><text:span text:style-name="Source_20_Text"><text:span text:style-name="T12">}<text:line-break/><text:line-break/>        echo </text:span></text:span><text:span text:style-name="Source_20_Text"><text:span text:style-name="T13">"&lt;/table&gt;";<text:line-break/><text:line-break/>    }<text:line-break/><text:line-break/>    else {<text:line-break/><text:line-break/>        // no<text:line-break/><text:line-break/>        // print status message<text:line-break/><text:line-break/>        echo "No rows found!";<text:line-break/><text:line-break/>    }</text:span></text:span></text:p>
      <text:p text:style-name="P7"><text:span text:style-name="Source_20_Text"><text:span text:style-name="T18">    </text:span></text:span><text:span text:style-name="Source_20_Text"><text:span text:style-name="T13">// free result set memory<text:line-break/><text:line-break/>    $result-&gt;close();</text:span></text:span></text:p>
      <text:p text:style-name="P7"><text:span text:style-name="Source_20_Text"><text:span text:style-name="T12">}<text:line-break/></text:span></text:span><text:soft-page-break/><text:span text:style-name="Source_20_Text"><text:span text:style-name="T12"><text:line-break/>else {<text:line-break/><text:line-break/>    </text:span></text:span><text:span text:style-name="Source_20_Text"><text:span text:style-name="T13">// print error message<text:line-break/><text:line-break/>    echo "Error in query: $query. ".$mysqli-&gt;error;<text:line-break/><text:line-break/>}<text:line-break/><text:line-break/>// close connection<text:line-break/><text:line-break/>$mysqli-&gt;close();</text:span></text:span></text:p>
      <text:p text:style-name="P9"><text:span text:style-name="Source_20_Text"><text:span text:style-name="T10">?&gt;<text:line-break/><text:line-break/></text:span></text:span><text:span text:style-name="Source_20_Text"><text:span text:style-name="T11"><text:line-break/><text:line-break/>&lt;/body&gt;<text:line-break/><text:line-break/>&lt;/html&gt;<text:line-break/></text:span></text:span></text:p>
      <text:p text:style-name="P9"><text:span text:style-name="T14">Here, the </text:span><text:span text:style-name="Source_20_Text"><text:span text:style-name="T11">new</text:span></text:span><text:span text:style-name="T14"> keyword is used to instantiate an object of class<text:line-break/></text:span><text:span text:style-name="Source_20_Text"><text:span text:style-name="T11">mysqli</text:span></text:span><text:span text:style-name="T14">, and pass the object constructor connection information<text:line-break/>(including the database name). The resulting object, stored in the variable</text:span></text:p>
      <text:p text:style-name="P9"><text:soft-page-break/><text:span text:style-name="Source_20_Text"><text:span text:style-name="T11">$mysqli</text:span></text:span><text:span text:style-name="T14">, then exposes methods and properties to perform the<text:line-break/>tasks of querying, fetching and processing rows, and handling errors.</text:span></text:p>
      <text:p text:style-name="P3">If you look closely at the two scripts above, you’ll notice the numerous<text:line-break/>similarities between the function and method names, and the structure of<text:line-break/>the script. <text:span text:style-name="T55">Of the two, though, the object-oriented method is recommended,</text:span><text:line-break/>especially in light of the new object model in PHP 5.</text:p>
      <text:p text:style-name="P6">A couple of other important differences to keep in mind:</text:p>
      <text:list xml:id="list4971242478702189399" text:style-name="L3">
        <text:list-item>
          <text:p text:style-name="P12"><text:span text:style-name="T37">With </text:span><text:span text:style-name="Source_20_Text"><text:span text:style-name="T38">ext/mysqli</text:span></text:span><text:span text:style-name="T37">, you can include the database name in the<text:line-break/>arguments passed to the </text:span><text:span text:style-name="Source_20_Text"><text:span text:style-name="T38">mysqli_connect()</text:span></text:span><text:span text:style-name="T37"> function or to the<text:line-break/></text:span><text:span text:style-name="Source_20_Text"><text:span text:style-name="T38">mysqli()</text:span></text:span><text:span text:style-name="T37">constructor.</text:span></text:p>
        </text:list-item>
        <text:list-item>
          <text:p text:style-name="P12"><text:span text:style-name="T37">When calling </text:span><text:span text:style-name="Source_20_Text"><text:span text:style-name="T38">mysqli_query()</text:span></text:span><text:span text:style-name="T37"> or the </text:span><text:span text:style-name="Source_20_Text"><text:span text:style-name="T38">mysqli</text:span></text:span><text:span text:style-name="T37"><text:line-break/>object’s </text:span><text:span text:style-name="Source_20_Text"><text:span text:style-name="T38">query()</text:span></text:span><text:span text:style-name="T37"> method, the link identifier is mandatory,<text:line-break/>not optional.</text:span></text:p>
        </text:list-item>
      </text:list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1T00:59:21.722813246</dc:date>
    <meta:editing-duration>PT1H6M13S</meta:editing-duration>
    <meta:editing-cycles>10</meta:editing-cycles>
    <meta:document-statistic meta:table-count="2" meta:image-count="1" meta:object-count="0" meta:page-count="32" meta:paragraph-count="236" meta:word-count="3409" meta:character-count="22100" meta:non-whitespace-character-count="18056"/>
  </office:meta>
</office:document-meta>
</file>